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Standard">
      <style:paragraph-properties fo:margin-top="0cm" fo:margin-bottom="0.499cm" style:contextual-spacing="false"/>
      <style:text-properties fo:font-size="10pt"/>
    </style:style>
    <style:style style:name="P3" style:family="paragraph" style:parent-style-name="Heading_20_2">
      <style:text-properties officeooo:rsid="001daac2"/>
    </style:style>
    <style:style style:name="P4" style:family="paragraph" style:parent-style-name="Text_20_body">
      <style:text-properties fo:font-size="10pt" style:font-size-asian="10pt" style:font-size-complex="10pt"/>
    </style:style>
    <style:style style:name="P5" style:family="paragraph" style:parent-style-name="Standard">
      <style:paragraph-properties fo:margin-top="0cm" fo:margin-bottom="0.499cm" style:contextual-spacing="false"/>
    </style:style>
    <style:style style:name="P6" style:family="paragraph" style:parent-style-name="Standard">
      <style:paragraph-properties fo:margin-top="0cm" fo:margin-bottom="0.499cm" style:contextual-spacing="false"/>
      <style:text-properties fo:font-size="10pt" fo:font-weight="bold" style:font-weight-asian="bold" style:font-weight-complex="bold"/>
    </style:style>
    <style:style style:name="P7" style:family="paragraph" style:parent-style-name="Standard">
      <style:paragraph-properties fo:margin-top="0cm" fo:margin-bottom="0.499cm" style:contextual-spacing="false"/>
      <style:text-properties officeooo:paragraph-rsid="001de621"/>
    </style:style>
    <style:style style:name="P8" style:family="paragraph" style:parent-style-name="Quotations">
      <style:text-properties officeooo:paragraph-rsid="001de621"/>
    </style:style>
    <style:style style:name="P9" style:family="paragraph" style:parent-style-name="Quotations" style:list-style-name="L1">
      <style:text-properties officeooo:paragraph-rsid="001de621"/>
    </style:style>
    <style:style style:name="P10" style:family="paragraph" style:parent-style-name="Quotations">
      <style:text-properties officeooo:paragraph-rsid="001e62f6"/>
    </style:style>
    <style:style style:name="P11" style:family="paragraph" style:parent-style-name="Quotations" style:list-style-name="L2">
      <style:text-properties fo:font-size="10pt" officeooo:rsid="001e62f6" officeooo:paragraph-rsid="001e62f6"/>
    </style:style>
    <style:style style:name="P12" style:family="paragraph" style:parent-style-name="Quotations" style:list-style-name="L2">
      <style:text-properties officeooo:paragraph-rsid="001e62f6"/>
    </style:style>
    <style:style style:name="P13" style:family="paragraph" style:parent-style-name="Quotations" style:list-style-name="L2">
      <style:text-properties fo:font-size="10pt" officeooo:paragraph-rsid="001e62f6" style:font-size-asian="10pt" style:font-size-complex="10pt"/>
    </style:style>
    <style:style style:name="P14" style:family="paragraph" style:parent-style-name="Quotations">
      <style:text-properties fo:font-size="10pt" officeooo:paragraph-rsid="001e62f6" style:font-size-asian="10pt" style:font-size-complex="10pt"/>
    </style:style>
    <style:style style:name="P15" style:family="paragraph" style:parent-style-name="Quotations">
      <style:text-properties fo:font-size="10pt" officeooo:rsid="001e62f6" officeooo:paragraph-rsid="001e62f6" style:font-size-asian="10pt" style:font-size-complex="10pt"/>
    </style:style>
    <style:style style:name="P16" style:family="paragraph" style:parent-style-name="Quotations">
      <style:text-properties officeooo:paragraph-rsid="00276e80"/>
    </style:style>
    <style:style style:name="P17" style:family="paragraph" style:parent-style-name="Quotations">
      <style:text-properties officeooo:paragraph-rsid="0032746b"/>
    </style:style>
    <style:style style:name="P18" style:family="paragraph" style:parent-style-name="Standard">
      <style:paragraph-properties fo:margin-top="0cm" fo:margin-bottom="0.499cm" style:contextual-spacing="false"/>
      <style:text-properties fo:font-size="10pt"/>
    </style:style>
    <style:style style:name="P19" style:family="paragraph" style:parent-style-name="Standard">
      <style:paragraph-properties fo:margin-top="0cm" fo:margin-bottom="0.499cm" style:contextual-spacing="false"/>
      <style:text-properties fo:font-size="10pt" style:text-underline-style="solid" style:text-underline-width="auto" style:text-underline-color="font-color" fo:font-weight="bold" style:font-weight-asian="bold" style:font-weight-complex="bold"/>
    </style:style>
    <style:style style:name="P20" style:family="paragraph" style:parent-style-name="Standard">
      <style:paragraph-properties fo:margin-top="0cm" fo:margin-bottom="0.499cm" style:contextual-spacing="false"/>
      <style:text-properties officeooo:paragraph-rsid="001de621"/>
    </style:style>
    <style:style style:name="P21" style:family="paragraph" style:parent-style-name="Text_20_body">
      <style:text-properties fo:font-size="10pt" style:font-size-asian="10pt" style:font-size-complex="10pt"/>
    </style:style>
    <style:style style:name="P22" style:family="paragraph" style:parent-style-name="Quotations">
      <style:text-properties officeooo:paragraph-rsid="001e62f6"/>
    </style:style>
    <style:style style:name="P23" style:family="paragraph" style:parent-style-name="Quotations">
      <style:text-properties officeooo:paragraph-rsid="001fa0b1"/>
    </style:style>
    <style:style style:name="P24" style:family="paragraph" style:parent-style-name="Standard">
      <style:paragraph-properties fo:margin-top="0cm" fo:margin-bottom="0.499cm" style:contextual-spacing="false"/>
    </style:style>
    <style:style style:name="P25" style:family="paragraph" style:parent-style-name="Standard">
      <style:paragraph-properties fo:margin-top="0cm" fo:margin-bottom="0.499cm" style:contextual-spacing="false"/>
      <style:text-properties fo:font-size="10pt"/>
    </style:style>
    <style:style style:name="P26" style:family="paragraph" style:parent-style-name="Standard">
      <style:paragraph-properties fo:margin-top="0cm" fo:margin-bottom="0.499cm" style:contextual-spacing="false"/>
      <style:text-properties fo:font-size="10pt" fo:font-weight="bold" style:font-weight-asian="bold" style:font-weight-complex="bold"/>
    </style:style>
    <style:style style:name="P27" style:family="paragraph" style:parent-style-name="Standard" style:list-style-name="L3">
      <style:paragraph-properties fo:margin-top="0cm" fo:margin-bottom="0.499cm" style:contextual-spacing="false"/>
      <style:text-properties fo:font-size="10pt" fo:font-weight="bold" style:font-weight-asian="bold" style:font-weight-complex="bold"/>
    </style:style>
    <style:style style:name="P28" style:family="paragraph" style:parent-style-name="Standard" style:list-style-name="L3">
      <style:paragraph-properties fo:margin-top="0cm" fo:margin-bottom="0.499cm" style:contextual-spacing="false"/>
      <style:text-properties fo:font-size="10pt"/>
    </style:style>
    <style:style style:name="P29" style:family="paragraph" style:parent-style-name="Standard" style:list-style-name="L3">
      <style:paragraph-properties fo:margin-top="0cm" fo:margin-bottom="0.499cm" style:contextual-spacing="false"/>
    </style:style>
    <style:style style:name="P30" style:family="paragraph" style:parent-style-name="Standard">
      <style:paragraph-properties fo:margin-top="0cm" fo:margin-bottom="0.499cm" style:contextual-spacing="false"/>
      <style:text-properties officeooo:paragraph-rsid="001de621"/>
    </style:style>
    <style:style style:name="P31" style:family="paragraph" style:parent-style-name="Text_20_body">
      <style:text-properties fo:font-size="10pt" style:font-size-asian="10pt" style:font-size-complex="10pt"/>
    </style:style>
    <style:style style:name="P32" style:family="paragraph" style:parent-style-name="Text_20_body">
      <style:text-properties fo:font-size="10pt" officeooo:rsid="001daac2" style:font-size-asian="10pt" style:font-size-complex="10pt"/>
    </style:style>
    <style:style style:name="P33" style:family="paragraph" style:parent-style-name="Quotations" style:list-style-name="L2">
      <style:text-properties fo:font-size="10pt" officeooo:rsid="001e62f6" officeooo:paragraph-rsid="001e62f6"/>
    </style:style>
    <style:style style:name="P34" style:family="paragraph" style:parent-style-name="Quotations">
      <style:text-properties fo:font-size="10pt" officeooo:rsid="001e62f6" officeooo:paragraph-rsid="001e62f6" style:font-size-asian="10pt" style:font-size-complex="10pt"/>
    </style:style>
    <style:style style:name="P35" style:family="paragraph" style:parent-style-name="Quotations" style:list-style-name="L2">
      <style:text-properties fo:font-size="10pt" officeooo:rsid="001e62f6" officeooo:paragraph-rsid="001e62f6" style:font-size-asian="10pt" style:font-size-complex="10pt"/>
    </style:style>
    <style:style style:name="P36" style:family="paragraph" style:parent-style-name="Quotations" style:list-style-name="L2">
      <style:text-properties fo:font-size="10pt" officeooo:paragraph-rsid="001e62f6" style:font-size-asian="10pt" style:font-size-complex="10pt"/>
    </style:style>
    <style:style style:name="P37" style:family="paragraph" style:parent-style-name="Quotations">
      <style:text-properties fo:font-size="10pt" officeooo:paragraph-rsid="001e62f6" style:font-size-asian="10pt" style:font-size-complex="10pt"/>
    </style:style>
    <style:style style:name="P38" style:family="paragraph" style:parent-style-name="Quotations">
      <style:text-properties fo:font-size="10pt" officeooo:rsid="0020fa7f" officeooo:paragraph-rsid="0020fa7f"/>
    </style:style>
    <style:style style:name="P39" style:family="paragraph" style:parent-style-name="Quotations" style:list-style-name="L1">
      <style:text-properties officeooo:paragraph-rsid="001de621"/>
    </style:style>
    <style:style style:name="P40" style:family="paragraph" style:parent-style-name="Quotations" style:list-style-name="L2"/>
    <style:style style:name="P41" style:family="paragraph" style:parent-style-name="Quotations" style:list-style-name="L2">
      <style:text-properties officeooo:paragraph-rsid="001e62f6"/>
    </style:style>
    <style:style style:name="P42" style:family="paragraph" style:parent-style-name="Quotations">
      <style:text-properties officeooo:paragraph-rsid="002411ea"/>
    </style:style>
    <style:style style:name="P43" style:family="paragraph" style:parent-style-name="Quotations">
      <style:text-properties officeooo:paragraph-rsid="001de621"/>
    </style:style>
    <style:style style:name="P44" style:family="paragraph" style:parent-style-name="Quotations">
      <style:text-properties officeooo:paragraph-rsid="001e62f6"/>
    </style:style>
    <style:style style:name="P45" style:family="paragraph" style:parent-style-name="Quotations">
      <style:text-properties officeooo:paragraph-rsid="00276e80"/>
    </style:style>
    <style:style style:name="P46" style:family="paragraph" style:parent-style-name="Quotations">
      <style:text-properties officeooo:paragraph-rsid="0032746b"/>
    </style:style>
    <style:style style:name="P47" style:family="paragraph" style:parent-style-name="Heading_20_1">
      <style:paragraph-properties fo:text-align="start" style:justify-single-word="false"/>
    </style:style>
    <style:style style:name="P48" style:family="paragraph" style:parent-style-name="Heading_20_2">
      <style:text-properties officeooo:rsid="001daac2"/>
    </style:style>
    <style:style style:name="T1" style:family="text">
      <style:text-properties officeooo:rsid="001daac2"/>
    </style:style>
    <style:style style:name="T2" style:family="text">
      <style:text-properties fo:font-size="10pt" fo:font-weight="bold" style:font-weight-asian="bold" style:font-weight-complex="bold"/>
    </style:style>
    <style:style style:name="T3" style:family="text">
      <style:text-properties fo:font-size="10pt"/>
    </style:style>
    <style:style style:name="T4" style:family="text">
      <style:text-properties fo:font-size="10pt" fo:font-weight="bold" officeooo:rsid="001daac2" style:font-weight-asian="bold" style:font-weight-complex="bold"/>
    </style:style>
    <style:style style:name="T5" style:family="text">
      <style:text-properties fo:font-size="10pt" officeooo:rsid="0027f9de"/>
    </style:style>
    <style:style style:name="T6" style:family="text">
      <style:text-properties fo:font-size="10pt" officeooo:rsid="001de621"/>
    </style:style>
    <style:style style:name="T7" style:family="text">
      <style:text-properties fo:font-size="10pt" officeooo:rsid="00289f49"/>
    </style:style>
    <style:style style:name="T8" style:family="text">
      <style:text-properties fo:font-size="10pt" officeooo:rsid="001de621" style:font-size-asian="10pt" style:font-size-complex="10pt"/>
    </style:style>
    <style:style style:name="T9" style:family="text">
      <style:text-properties fo:font-size="10pt" officeooo:rsid="001e62f6" style:font-size-asian="10pt" style:font-size-complex="10pt"/>
    </style:style>
    <style:style style:name="T10" style:family="text">
      <style:text-properties fo:font-weight="bold" style:font-weight-asian="bold" style:font-weight-complex="bold"/>
    </style:style>
    <style:style style:name="T11" style:family="text">
      <style:text-properties fo:font-size="10pt" officeooo:rsid="001e62f6"/>
    </style:style>
    <style:style style:name="T12" style:family="text">
      <style:text-properties fo:font-size="10pt" fo:font-weight="bold"/>
    </style:style>
    <style:style style:name="T13" style:family="text">
      <style:text-properties fo:font-size="10pt" officeooo:rsid="0032746b"/>
    </style:style>
    <style:style style:name="T14" style:family="text">
      <style:text-properties officeooo:rsid="001daac2"/>
    </style:style>
    <style:style style:name="T15" style:family="text">
      <style:text-properties fo:font-size="10pt"/>
    </style:style>
    <style:style style:name="T16" style:family="text">
      <style:text-properties fo:font-size="10pt" fo:font-weight="bold"/>
    </style:style>
    <style:style style:name="T17" style:family="text">
      <style:text-properties fo:font-size="10pt" fo:font-weight="bold" style:font-weight-asian="bold" style:font-weight-complex="bold"/>
    </style:style>
    <style:style style:name="T18" style:family="text">
      <style:text-properties fo:font-size="10pt" fo:font-weight="bold" officeooo:rsid="001daac2" style:font-weight-asian="bold" style:font-weight-complex="bold"/>
    </style:style>
    <style:style style:name="T19" style:family="text">
      <style:text-properties fo:font-size="10pt" fo:font-weight="bold" officeooo:rsid="002411ea" style:font-weight-asian="bold" style:font-weight-complex="bold"/>
    </style:style>
    <style:style style:name="T20" style:family="text">
      <style:text-properties fo:font-size="10pt" fo:font-weight="bold" officeooo:rsid="00266bb2" style:font-weight-asian="bold" style:font-weight-complex="bold"/>
    </style:style>
    <style:style style:name="T21" style:family="text">
      <style:text-properties fo:font-size="10pt" fo:font-weight="bold" officeooo:rsid="001e62f6"/>
    </style:style>
    <style:style style:name="T22" style:family="text">
      <style:text-properties fo:font-size="10pt" officeooo:rsid="001de621"/>
    </style:style>
    <style:style style:name="T23" style:family="text">
      <style:text-properties fo:font-size="10pt" officeooo:rsid="001e62f6"/>
    </style:style>
    <style:style style:name="T24" style:family="text">
      <style:text-properties fo:font-size="10pt" style:font-size-asian="10pt" style:font-size-complex="10pt"/>
    </style:style>
    <style:style style:name="T25" style:family="text">
      <style:text-properties fo:font-size="10pt" officeooo:rsid="001de621" style:font-size-asian="10pt" style:font-size-complex="10pt"/>
    </style:style>
    <style:style style:name="T26" style:family="text">
      <style:text-properties fo:font-size="10pt" officeooo:rsid="001e62f6" style:font-size-asian="10pt" style:font-size-complex="10pt"/>
    </style:style>
    <style:style style:name="T27" style:family="text">
      <style:text-properties fo:font-size="10pt" officeooo:rsid="002ee2a6" style:font-size-asian="10pt" style:font-size-complex="10pt"/>
    </style:style>
    <style:style style:name="T28" style:family="text">
      <style:text-properties fo:font-size="10pt" officeooo:rsid="001daac2"/>
    </style:style>
    <style:style style:name="T29" style:family="text">
      <style:text-properties fo:font-size="10pt" officeooo:rsid="001fa0b1"/>
    </style:style>
    <style:style style:name="T30" style:family="text">
      <style:text-properties fo:font-size="10pt" officeooo:rsid="002411ea"/>
    </style:style>
    <style:style style:name="T31" style:family="text">
      <style:text-properties fo:font-size="10pt" officeooo:rsid="0027f9de"/>
    </style:style>
    <style:style style:name="T32" style:family="text">
      <style:text-properties fo:font-size="10pt" officeooo:rsid="00289f49"/>
    </style:style>
    <style:style style:name="T33" style:family="text">
      <style:text-properties fo:font-size="10pt" officeooo:rsid="00291eeb"/>
    </style:style>
    <style:style style:name="T34" style:family="text">
      <style:text-properties fo:font-size="10pt" officeooo:rsid="00294873"/>
    </style:style>
    <style:style style:name="T35" style:family="text">
      <style:text-properties fo:font-size="10pt" officeooo:rsid="002b0bd8"/>
    </style:style>
    <style:style style:name="T36" style:family="text">
      <style:text-properties fo:font-size="10pt" officeooo:rsid="002c4201"/>
    </style:style>
    <style:style style:name="T37" style:family="text">
      <style:text-properties fo:font-size="10pt" officeooo:rsid="002d3288"/>
    </style:style>
    <style:style style:name="T38" style:family="text">
      <style:text-properties fo:font-size="10pt" officeooo:rsid="0030a47d"/>
    </style:style>
    <style:style style:name="T39" style:family="text">
      <style:text-properties fo:font-size="10pt" officeooo:rsid="0032746b"/>
    </style:style>
    <style:style style:name="T40" style:family="text">
      <style:text-properties fo:font-weight="bold" style:font-weight-asian="bold" style:font-weight-complex="bold"/>
    </style:style>
    <style:style style:name="T41" style:family="text">
      <style:text-properties fo:font-weight="bold" officeooo:rsid="00250f80" style:font-weight-asian="bold" style:font-weight-complex="bold"/>
    </style:style>
    <style:style style:name="T42" style:family="text">
      <style:text-properties fo:font-weight="bold" officeooo:rsid="00266bb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81135992" text:id="ct181135992">
          <text:deletion>
            <office:change-info>
              <dc:creator>Juan Carlos Rubio Pineda</dc:creator>
              <dc:date>2015-09-24T14:12:00</dc:date>
            </office:change-info>
            <text:h text:style-name="P1" text:outline-level="1"><text:s/></text:h>
          </text:deletion>
        </text:changed-region>
        <text:changed-region xml:id="ct181137048" text:id="ct181137048">
          <text:insertion>
            <office:change-info>
              <dc:creator>Juan Carlos Rubio Pineda</dc:creator>
              <dc:date>2015-09-24T14:13:00</dc:date>
            </office:change-info>
          </text:insertion>
        </text:changed-region>
        <text:changed-region xml:id="ct181137496" text:id="ct181137496">
          <text:insertion>
            <office:change-info>
              <dc:creator>Juan Carlos Rubio Pineda</dc:creator>
              <dc:date>2015-09-24T14:12:00</dc:date>
            </office:change-info>
          </text:insertion>
        </text:changed-region>
        <text:changed-region xml:id="ct181138032" text:id="ct181138032">
          <text:insertion>
            <office:change-info>
              <dc:creator>Juan Carlos Rubio Pineda</dc:creator>
              <dc:date>2015-09-24T14:10:00</dc:date>
            </office:change-info>
          </text:insertion>
        </text:changed-region>
        <text:changed-region xml:id="ct181138128" text:id="ct181138128">
          <text:deletion>
            <office:change-info>
              <dc:creator>Juan Carlos Rubio Pineda</dc:creator>
              <dc:date>2015-09-24T14:10:00</dc:date>
            </office:change-info>
            <text:p text:style-name="P2">tiene una serie de consecuencias y un procedimiento definido para ello.</text:p>
          </text:deletion>
        </text:changed-region>
        <text:changed-region xml:id="ct181138664" text:id="ct181138664">
          <text:insertion>
            <office:change-info>
              <dc:creator>Juan Carlos Rubio Pineda</dc:creator>
              <dc:date>2015-09-24T14:12:00</dc:date>
            </office:change-info>
          </text:insertion>
        </text:changed-region>
        <text:changed-region xml:id="ct181139208" text:id="ct181139208">
          <text:insertion>
            <office:change-info>
              <dc:creator>Juan Carlos Rubio Pineda</dc:creator>
              <dc:date>2015-09-24T14:13:00</dc:date>
            </office:change-info>
          </text:insertion>
        </text:changed-region>
        <text:changed-region xml:id="ct180810192" text:id="ct180810192">
          <text:insertion>
            <office:change-info>
              <dc:creator>Juan Carlos Rubio Pineda</dc:creator>
              <dc:date>2015-09-24T14:11:00</dc:date>
            </office:change-info>
          </text:insertion>
        </text:changed-region>
        <text:changed-region xml:id="ct180810288" text:id="ct180810288">
          <text:deletion>
            <office:change-info>
              <dc:creator>Juan Carlos Rubio Pineda</dc:creator>
              <dc:date>2015-09-24T14:11:00</dc:date>
            </office:change-info>
            <text:h text:style-name="P3" text:outline-level="2">Antes del cambio.</text:h>
          </text:deletion>
        </text:changed-region>
        <text:changed-region xml:id="ct180928520" text:id="ct180928520">
          <text:insertion>
            <office:change-info>
              <dc:creator>Juan Carlos Rubio Pineda</dc:creator>
              <dc:date>2015-09-24T14:20:00</dc:date>
            </office:change-info>
          </text:insertion>
        </text:changed-region>
        <text:changed-region xml:id="ct181084344" text:id="ct181084344">
          <text:deletion>
            <office:change-info>
              <dc:creator>Juan Carlos Rubio Pineda</dc:creator>
              <dc:date>2015-09-24T14:14:00</dc:date>
            </office:change-info>
            <text:p text:style-name="P4">De forma previa a comenzar el procedimiento, hay que tener en cuenta 2 repercusiones importantes, que habrá que considerar y solventar en su caso</text:p>
          </text:deletion>
        </text:changed-region>
        <text:changed-region xml:id="ct181138352" text:id="ct181138352">
          <text:insertion>
            <office:change-info>
              <dc:creator>Juan Carlos Rubio Pineda</dc:creator>
              <dc:date>2015-09-24T14:14:00</dc:date>
            </office:change-info>
          </text:insertion>
        </text:changed-region>
        <text:changed-region xml:id="ct181137328" text:id="ct181137328">
          <text:insertion>
            <office:change-info>
              <dc:creator>Juan Carlos Rubio Pineda</dc:creator>
              <dc:date>2015-09-24T14:15:00</dc:date>
            </office:change-info>
          </text:insertion>
        </text:changed-region>
        <text:changed-region xml:id="ct181137592" text:id="ct181137592">
          <text:deletion>
            <office:change-info>
              <dc:creator>Juan Carlos Rubio Pineda</dc:creator>
              <dc:date>2015-09-24T14:15:00</dc:date>
            </office:change-info>
            <text:p text:style-name="P4"><text:span text:style-name="T1">:</text:span></text:p>
          </text:deletion>
        </text:changed-region>
        <text:changed-region xml:id="ct181136720" text:id="ct181136720">
          <text:insertion>
            <office:change-info>
              <dc:creator>Juan Carlos Rubio Pineda</dc:creator>
              <dc:date>2015-09-24T14:15:00</dc:date>
            </office:change-info>
          </text:insertion>
        </text:changed-region>
        <text:changed-region xml:id="ct181086912" text:id="ct181086912">
          <text:deletion>
            <office:change-info>
              <dc:creator>Juan Carlos Rubio Pineda</dc:creator>
              <dc:date>2015-09-24T14:17:00</dc:date>
            </office:change-info>
            <text:p text:style-name="P5"><text:span text:style-name="T2">ciones</text:span></text:p>
          </text:deletion>
        </text:changed-region>
        <text:changed-region xml:id="ct181137864" text:id="ct181137864">
          <text:deletion>
            <office:change-info>
              <dc:creator>Juan Carlos Rubio Pineda</dc:creator>
              <dc:date>2015-09-24T14:19:00</dc:date>
            </office:change-info>
            <text:p text:style-name="P5"><text:span text:style-name="T2">Aplica</text:span></text:p>
          </text:deletion>
        </text:changed-region>
        <text:changed-region xml:id="ct181141024" text:id="ct181141024">
          <text:insertion>
            <office:change-info>
              <dc:creator>Juan Carlos Rubio Pineda</dc:creator>
              <dc:date>2015-09-24T14:20:00</dc:date>
            </office:change-info>
          </text:insertion>
        </text:changed-region>
        <text:changed-region xml:id="ct181141120" text:id="ct181141120">
          <text:insertion>
            <office:change-info>
              <dc:creator>Juan Carlos Rubio Pineda</dc:creator>
              <dc:date>2015-09-24T14:19:00</dc:date>
            </office:change-info>
          </text:insertion>
        </text:changed-region>
        <text:changed-region xml:id="ct181142080" text:id="ct181142080">
          <text:insertion>
            <office:change-info>
              <dc:creator>Juan Carlos Rubio Pineda</dc:creator>
              <dc:date>2015-09-24T14:17:00</dc:date>
            </office:change-info>
          </text:insertion>
        </text:changed-region>
        <text:changed-region xml:id="ct181143000" text:id="ct181143000">
          <text:insertion>
            <office:change-info>
              <dc:creator>Juan Carlos Rubio Pineda</dc:creator>
              <dc:date>2015-09-24T14:17:00</dc:date>
            </office:change-info>
          </text:insertion>
        </text:changed-region>
        <text:changed-region xml:id="ct181143712" text:id="ct181143712">
          <text:deletion>
            <office:change-info>
              <dc:creator>Juan Carlos Rubio Pineda</dc:creator>
              <dc:date>2015-09-24T14:20:00</dc:date>
            </office:change-info>
            <text:p text:style-name="P5"><text:span text:style-name="T3">.</text:span></text:p>
          </text:deletion>
        </text:changed-region>
        <text:changed-region xml:id="ct181144224" text:id="ct181144224">
          <text:insertion>
            <office:change-info>
              <dc:creator>Juan Carlos Rubio Pineda</dc:creator>
              <dc:date>2015-09-24T14:20:00</dc:date>
            </office:change-info>
          </text:insertion>
        </text:changed-region>
        <text:changed-region xml:id="ct181143096" text:id="ct181143096">
          <text:deletion>
            <office:change-info>
              <dc:creator>Juan Carlos Rubio Pineda</dc:creator>
              <dc:date>2015-09-24T14:17:00</dc:date>
            </office:change-info>
            <text:p text:style-name="P2">las aplicaciones </text:p>
          </text:deletion>
        </text:changed-region>
        <text:changed-region xml:id="ct181139760" text:id="ct181139760">
          <text:insertion>
            <office:change-info>
              <dc:creator>Juan Carlos Rubio Pineda</dc:creator>
              <dc:date>2015-09-24T14:19:00</dc:date>
            </office:change-info>
          </text:insertion>
        </text:changed-region>
        <text:changed-region xml:id="ct181145384" text:id="ct181145384">
          <text:insertion>
            <office:change-info>
              <dc:creator>Juan Carlos Rubio Pineda</dc:creator>
              <dc:date>2015-09-24T14:15:00</dc:date>
            </office:change-info>
          </text:insertion>
        </text:changed-region>
        <text:changed-region xml:id="ct181145760" text:id="ct181145760">
          <text:insertion>
            <office:change-info>
              <dc:creator>Juan Carlos Rubio Pineda</dc:creator>
              <dc:date>2015-09-24T14:16:00</dc:date>
            </office:change-info>
          </text:insertion>
        </text:changed-region>
        <text:changed-region xml:id="ct181142640" text:id="ct181142640">
          <text:deletion>
            <office:change-info>
              <dc:creator>Juan Carlos Rubio Pineda</dc:creator>
              <dc:date>2015-09-24T14:18:00</dc:date>
            </office:change-info>
            <text:p text:style-name="P2"><text:span text:style-name="T1">que se validen contra el LDAP no fallen. Solo serán problemáticas </text:span></text:p>
          </text:deletion>
        </text:changed-region>
        <text:changed-region xml:id="ct181142176" text:id="ct181142176">
          <text:insertion>
            <office:change-info>
              <dc:creator>Juan Carlos Rubio Pineda</dc:creator>
              <dc:date>2015-09-24T14:18:00</dc:date>
            </office:change-info>
          </text:insertion>
        </text:changed-region>
        <text:changed-region xml:id="ct181142272" text:id="ct181142272">
          <text:deletion>
            <office:change-info>
              <dc:creator>Juan Carlos Rubio Pineda</dc:creator>
              <dc:date>2015-09-24T14:18:00</dc:date>
            </office:change-info>
            <text:p text:style-name="P2">o</text:p>
          </text:deletion>
        </text:changed-region>
        <text:changed-region xml:id="ct181141248" text:id="ct181141248">
          <text:insertion>
            <office:change-info>
              <dc:creator>Juan Carlos Rubio Pineda</dc:creator>
              <dc:date>2015-09-24T14:18:00</dc:date>
            </office:change-info>
          </text:insertion>
        </text:changed-region>
        <text:changed-region xml:id="ct181145480" text:id="ct181145480">
          <text:insertion>
            <office:change-info>
              <dc:creator>Juan Carlos Rubio Pineda</dc:creator>
              <dc:date>2015-09-24T14:19:00</dc:date>
            </office:change-info>
          </text:insertion>
        </text:changed-region>
        <text:changed-region xml:id="ct181142368" text:id="ct181142368">
          <text:deletion>
            <office:change-info>
              <dc:creator>Juan Carlos Rubio Pineda</dc:creator>
              <dc:date>2015-09-24T14:19:00</dc:date>
            </office:change-info>
            <text:p text:style-name="P5"><text:span text:style-name="T4">2</text:span></text:p>
          </text:deletion>
        </text:changed-region>
        <text:changed-region xml:id="ct181148520" text:id="ct181148520">
          <text:deletion>
            <office:change-info>
              <dc:creator>Juan Carlos Rubio Pineda</dc:creator>
              <dc:date>2015-09-24T14:21:00</dc:date>
            </office:change-info>
            <text:p text:style-name="P5"><text:span text:style-name="T3">el</text:span></text:p>
          </text:deletion>
        </text:changed-region>
        <text:changed-region xml:id="ct174520256" text:id="ct174520256">
          <text:deletion>
            <office:change-info>
              <dc:creator>Juan Carlos Rubio Pineda</dc:creator>
              <dc:date>2015-09-25T09:00:00</dc:date>
            </office:change-info>
            <text:p text:style-name="P5"><text:span text:style-name="T3"><text:s/>primer BIND buscar</text:span></text:p>
          </text:deletion>
        </text:changed-region>
        <text:changed-region xml:id="ct181150656" text:id="ct181150656">
          <text:deletion>
            <office:change-info>
              <dc:creator>Juan Carlos Rubio Pineda</dc:creator>
              <dc:date>2015-09-24T14:21:00</dc:date>
            </office:change-info>
            <text:p text:style-name="P5"><text:span text:style-name="T3">á</text:span></text:p>
          </text:deletion>
        </text:changed-region>
        <text:changed-region xml:id="ct181507088" text:id="ct181507088">
          <text:deletion>
            <office:change-info>
              <dc:creator>Juan Carlos Rubio Pineda</dc:creator>
              <dc:date>2015-09-25T09:00:00</dc:date>
            </office:change-info>
            <text:p text:style-name="P5"><text:span text:style-name="T3"><text:s/></text:span></text:p>
          </text:deletion>
        </text:changed-region>
        <text:changed-region xml:id="ct177734520" text:id="ct177734520">
          <text:insertion>
            <office:change-info>
              <dc:creator>Juan Carlos Rubio Pineda</dc:creator>
              <dc:date>2015-09-25T09:00:00</dc:date>
            </office:change-info>
          </text:insertion>
        </text:changed-region>
        <text:changed-region xml:id="ct180891120" text:id="ct180891120">
          <text:deletion>
            <office:change-info>
              <dc:creator>Juan Carlos Rubio Pineda</dc:creator>
              <dc:date>2015-09-25T09:00:00</dc:date>
            </office:change-info>
            <text:p text:style-name="P5"><text:span text:style-name="T5">el </text:span></text:p>
          </text:deletion>
        </text:changed-region>
        <text:changed-region xml:id="ct182810640" text:id="ct182810640">
          <text:insertion>
            <office:change-info>
              <dc:creator>Juan Carlos Rubio Pineda</dc:creator>
              <dc:date>2015-09-25T09:00:00</dc:date>
            </office:change-info>
          </text:insertion>
        </text:changed-region>
        <text:changed-region xml:id="ct176060968" text:id="ct176060968">
          <text:deletion>
            <office:change-info>
              <dc:creator>Juan Carlos Rubio Pineda</dc:creator>
              <dc:date>2015-09-25T09:00:00</dc:date>
            </office:change-info>
            <text:p text:style-name="P5"><text:span text:style-name="T3">LDAP</text:span></text:p>
          </text:deletion>
        </text:changed-region>
        <text:changed-region xml:id="ct177952648" text:id="ct177952648">
          <text:insertion>
            <office:change-info>
              <dc:creator>Juan Carlos Rubio Pineda</dc:creator>
              <dc:date>2015-09-25T09:00:00</dc:date>
            </office:change-info>
          </text:insertion>
        </text:changed-region>
        <text:changed-region xml:id="ct178603024" text:id="ct178603024">
          <text:insertion>
            <office:change-info>
              <dc:creator>Juan Carlos Rubio Pineda</dc:creator>
              <dc:date>2015-09-25T09:01:00</dc:date>
            </office:change-info>
          </text:insertion>
        </text:changed-region>
        <text:changed-region xml:id="ct181369792" text:id="ct181369792">
          <text:insertion>
            <office:change-info>
              <dc:creator>Juan Carlos Rubio Pineda</dc:creator>
              <dc:date>2015-09-25T09:00:00</dc:date>
            </office:change-info>
          </text:insertion>
        </text:changed-region>
        <text:changed-region xml:id="ct181151840" text:id="ct181151840">
          <text:insertion>
            <office:change-info>
              <dc:creator>Juan Carlos Rubio Pineda</dc:creator>
              <dc:date>2015-09-24T14:21:00</dc:date>
            </office:change-info>
          </text:insertion>
        </text:changed-region>
        <text:changed-region xml:id="ct181151936" text:id="ct181151936">
          <text:deletion>
            <office:change-info>
              <dc:creator>Juan Carlos Rubio Pineda</dc:creator>
              <dc:date>2015-09-24T14:21:00</dc:date>
            </office:change-info>
            <text:p text:style-name="P5"><text:span text:style-name="T6">cogerá el</text:span></text:p>
          </text:deletion>
        </text:changed-region>
        <text:changed-region xml:id="ct181152352" text:id="ct181152352">
          <text:insertion>
            <office:change-info>
              <dc:creator>Juan Carlos Rubio Pineda</dc:creator>
              <dc:date>2015-09-24T14:21:00</dc:date>
            </office:change-info>
          </text:insertion>
        </text:changed-region>
        <text:changed-region xml:id="ct181153112" text:id="ct181153112">
          <text:insertion>
            <office:change-info>
              <dc:creator>Juan Carlos Rubio Pineda</dc:creator>
              <dc:date>2015-09-24T14:21:00</dc:date>
            </office:change-info>
          </text:insertion>
        </text:changed-region>
        <text:changed-region xml:id="ct181153208" text:id="ct181153208">
          <text:deletion>
            <office:change-info>
              <dc:creator>Juan Carlos Rubio Pineda</dc:creator>
              <dc:date>2015-09-24T14:21:00</dc:date>
            </office:change-info>
            <text:p text:style-name="P5"><text:span text:style-name="T6">que usará </text:span></text:p>
          </text:deletion>
        </text:changed-region>
        <text:changed-region xml:id="ct181153648" text:id="ct181153648">
          <text:deletion>
            <office:change-info>
              <dc:creator>Juan Carlos Rubio Pineda</dc:creator>
              <dc:date>2015-09-24T14:21:00</dc:date>
            </office:change-info>
            <text:p text:style-name="P5"><text:span text:style-name="T3">, en el segundo paso.</text:span></text:p>
          </text:deletion>
        </text:changed-region>
        <text:changed-region xml:id="ct181143568" text:id="ct181143568">
          <text:insertion>
            <office:change-info>
              <dc:creator>Juan Carlos Rubio Pineda</dc:creator>
              <dc:date>2015-09-24T14:21:00</dc:date>
            </office:change-info>
          </text:insertion>
        </text:changed-region>
        <text:changed-region xml:id="ct181154528" text:id="ct181154528">
          <text:insertion>
            <office:change-info>
              <dc:creator>Juan Carlos Rubio Pineda</dc:creator>
              <dc:date>2015-09-24T14:22:00</dc:date>
            </office:change-info>
          </text:insertion>
        </text:changed-region>
        <text:changed-region xml:id="ct181095696" text:id="ct181095696">
          <text:deletion>
            <office:change-info>
              <dc:creator>Juan Carlos Rubio Pineda</dc:creator>
              <dc:date>2015-09-24T14:20:00</dc:date>
            </office:change-info>
            <text:p text:style-name="P6">s</text:p>
          </text:deletion>
        </text:changed-region>
        <text:changed-region xml:id="ct181095512" text:id="ct181095512">
          <text:deletion>
            <office:change-info>
              <dc:creator>Juan Carlos Rubio Pineda</dc:creator>
              <dc:date>2015-09-24T14:20:00</dc:date>
            </office:change-info>
            <text:p text:style-name="P2">De cualquier manera hay que considerar que cualquier cambio en el LDAP podría tardar hasta 24 horas en reflejarse en las VPNs.</text:p>
          </text:deletion>
        </text:changed-region>
        <text:changed-region xml:id="ct-1376337056" text:id="ct-1376337056">
          <text:deletion>
            <office:change-info>
              <dc:creator>Juan Carlos Rubio Pineda</dc:creator>
              <dc:date>2015-09-25T09:04:00</dc:date>
            </office:change-info>
            <text:p text:style-name="P7"><text:span text:style-name="T3">ldap </text:span></text:p>
          </text:deletion>
        </text:changed-region>
        <text:changed-region xml:id="ct180790744" text:id="ct180790744">
          <text:insertion>
            <office:change-info>
              <dc:creator>Juan Carlos Rubio Pineda</dc:creator>
              <dc:date>2015-09-25T09:04:00</dc:date>
            </office:change-info>
          </text:insertion>
        </text:changed-region>
        <text:changed-region xml:id="ct178206008" text:id="ct178206008">
          <text:insertion>
            <office:change-info>
              <dc:creator>Juan Carlos Rubio Pineda</dc:creator>
              <dc:date>2015-09-25T09:05:00</dc:date>
            </office:change-info>
          </text:insertion>
        </text:changed-region>
        <text:changed-region xml:id="ct178466640" text:id="ct178466640">
          <text:insertion>
            <office:change-info>
              <dc:creator>Juan Carlos Rubio Pineda</dc:creator>
              <dc:date>2015-09-25T09:01:00</dc:date>
            </office:change-info>
          </text:insertion>
        </text:changed-region>
        <text:changed-region xml:id="ct-1376018888" text:id="ct-1376018888">
          <text:deletion>
            <office:change-info>
              <dc:creator>Juan Carlos Rubio Pineda</dc:creator>
              <dc:date>2015-09-25T09:04:00</dc:date>
            </office:change-info>
            <text:p text:style-name="P7"><text:span text:style-name="T3"><text:s/></text:span></text:p>
          </text:deletion>
        </text:changed-region>
        <text:changed-region xml:id="ct176226496" text:id="ct176226496">
          <text:deletion>
            <office:change-info>
              <dc:creator>Juan Carlos Rubio Pineda</dc:creator>
              <dc:date>2015-09-25T09:02:00</dc:date>
            </office:change-info>
            <text:p text:style-name="P7"><text:span text:style-name="T3">con la cuenta de administración que nos </text:span><text:span text:style-name="T7">proporcione </text:span></text:p>
          </text:deletion>
        </text:changed-region>
        <text:changed-region xml:id="ct-1376559744" text:id="ct-1376559744">
          <text:deletion>
            <office:change-info>
              <dc:creator>Juan Carlos Rubio Pineda</dc:creator>
              <dc:date>2015-09-25T09:03:00</dc:date>
            </office:change-info>
            <text:p text:style-name="P7"><text:span text:style-name="T7">la C</text:span><text:span text:style-name="T7">onsejería</text:span></text:p>
          </text:deletion>
        </text:changed-region>
        <text:changed-region xml:id="ct181097944" text:id="ct181097944">
          <text:insertion>
            <office:change-info>
              <dc:creator>Juan Carlos Rubio Pineda</dc:creator>
              <dc:date>2015-09-24T14:22:00</dc:date>
            </office:change-info>
          </text:insertion>
        </text:changed-region>
        <text:changed-region xml:id="ct181153504" text:id="ct181153504">
          <text:insertion>
            <office:change-info>
              <dc:creator>Juan Carlos Rubio Pineda</dc:creator>
              <dc:date>2015-09-24T14:23:00</dc:date>
            </office:change-info>
          </text:insertion>
        </text:changed-region>
        <text:changed-region xml:id="ct181096064" text:id="ct181096064">
          <text:insertion>
            <office:change-info>
              <dc:creator>Juan Carlos Rubio Pineda</dc:creator>
              <dc:date>2015-09-24T14:24:00</dc:date>
            </office:change-info>
          </text:insertion>
        </text:changed-region>
        <text:changed-region xml:id="ct181098048" text:id="ct181098048">
          <text:insertion>
            <office:change-info>
              <dc:creator>Juan Carlos Rubio Pineda</dc:creator>
              <dc:date>2015-09-24T14:27:00</dc:date>
            </office:change-info>
          </text:insertion>
        </text:changed-region>
        <text:changed-region xml:id="ct181154432" text:id="ct181154432">
          <text:insertion>
            <office:change-info>
              <dc:creator>Juan Carlos Rubio Pineda</dc:creator>
              <dc:date>2015-09-24T14:24:00</dc:date>
            </office:change-info>
          </text:insertion>
        </text:changed-region>
        <text:changed-region xml:id="ct181094936" text:id="ct181094936">
          <text:deletion>
            <office:change-info>
              <dc:creator>Juan Carlos Rubio Pineda</dc:creator>
              <dc:date>2015-09-24T14:26:00</dc:date>
            </office:change-info>
            <text:p text:style-name="P8"><text:span text:style-name="T3">- </text:span></text:p>
          </text:deletion>
        </text:changed-region>
        <text:changed-region xml:id="ct181097256" text:id="ct181097256">
          <text:deletion>
            <office:change-info>
              <dc:creator>Juan Carlos Rubio Pineda</dc:creator>
              <dc:date>2015-09-24T14:25:00</dc:date>
            </office:change-info>
            <text:p text:style-name="P8"><text:span text:style-name="T3">0</text:span></text:p>
          </text:deletion>
        </text:changed-region>
        <text:changed-region xml:id="ct181098976" text:id="ct181098976">
          <text:deletion>
            <office:change-info>
              <dc:creator>Juan Carlos Rubio Pineda</dc:creator>
              <dc:date>2015-09-24T14:26:00</dc:date>
            </office:change-info>
            <text:p text:style-name="P8"><text:span text:style-name="T3">2.</text:span></text:p>
          </text:deletion>
        </text:changed-region>
        <text:changed-region xml:id="ct181141552" text:id="ct181141552">
          <text:deletion>
            <office:change-info>
              <dc:creator>Juan Carlos Rubio Pineda</dc:creator>
              <dc:date>2015-09-24T14:24:00</dc:date>
            </office:change-info>
            <text:p text:style-name="P8"><text:span text:style-name="T3">tal cual, </text:span></text:p>
          </text:deletion>
        </text:changed-region>
        <text:changed-region xml:id="ct181094440" text:id="ct181094440">
          <text:deletion>
            <office:change-info>
              <dc:creator>Juan Carlos Rubio Pineda</dc:creator>
              <dc:date>2015-09-24T14:24:00</dc:date>
            </office:change-info>
            <text:p text:style-name="P8"><text:span text:style-name="T3">a</text:span></text:p>
          </text:deletion>
        </text:changed-region>
        <text:changed-region xml:id="ct181151648" text:id="ct181151648">
          <text:insertion>
            <office:change-info>
              <dc:creator>Juan Carlos Rubio Pineda</dc:creator>
              <dc:date>2015-09-24T14:24:00</dc:date>
            </office:change-info>
          </text:insertion>
        </text:changed-region>
        <text:changed-region xml:id="ct181099072" text:id="ct181099072">
          <text:insertion>
            <office:change-info>
              <dc:creator>Juan Carlos Rubio Pineda</dc:creator>
              <dc:date>2015-09-24T14:26:00</dc:date>
            </office:change-info>
          </text:insertion>
        </text:changed-region>
        <text:changed-region xml:id="ct181153304" text:id="ct181153304">
          <text:deletion>
            <office:change-info>
              <dc:creator>Juan Carlos Rubio Pineda</dc:creator>
              <dc:date>2015-09-24T14:26:00</dc:date>
            </office:change-info>
            <text:list xml:id="list6663679344626749824" text:style-name="L1">
              <text:list-item>
                <text:p text:style-name="P9"><text:span text:style-name="T3"><text:line-break/><text:line-break/>2.2- </text:span></text:p>
              </text:list-item>
            </text:list>
          </text:deletion>
        </text:changed-region>
        <text:changed-region xml:id="ct181154624" text:id="ct181154624">
          <text:deletion>
            <office:change-info>
              <dc:creator>Juan Carlos Rubio Pineda</dc:creator>
              <dc:date>2015-09-24T14:24:00</dc:date>
            </office:change-info>
            <text:list xml:id="list1044578843" text:continue-numbering="true" text:style-name="L1">
              <text:list-item>
                <text:p text:style-name="P9"><text:span text:style-name="T3"/></text:p>
              </text:list-item>
              <text:list-item>
                <text:p text:style-name="P9"><text:span text:style-name="T3">2.1- Unos días previos a la migración de las mismas, se proporciona el listado de cuentas externas al organismo para su depuración (es decir, para que borren las que ya no estén en uso).</text:span></text:p>
              </text:list-item>
            </text:list>
          </text:deletion>
        </text:changed-region>
        <text:changed-region xml:id="ct181142736" text:id="ct181142736">
          <text:deletion>
            <office:change-info>
              <dc:creator>Juan Carlos Rubio Pineda</dc:creator>
              <dc:date>2015-09-24T14:25:00</dc:date>
            </office:change-info>
            <text:p text:style-name="P8"><text:span text:style-name="T3"><text:s/>en ldif de la rama</text:span></text:p>
          </text:deletion>
        </text:changed-region>
        <text:changed-region xml:id="ct181100688" text:id="ct181100688">
          <text:insertion>
            <office:change-info>
              <dc:creator>Juan Carlos Rubio Pineda</dc:creator>
              <dc:date>2015-09-24T14:25:00</dc:date>
            </office:change-info>
          </text:insertion>
        </text:changed-region>
        <text:changed-region xml:id="ct181097136" text:id="ct181097136">
          <text:insertion>
            <office:change-info>
              <dc:creator>Juan Carlos Rubio Pineda</dc:creator>
              <dc:date>2015-09-24T14:52:00</dc:date>
            </office:change-info>
          </text:insertion>
        </text:changed-region>
        <text:changed-region xml:id="ct181100800" text:id="ct181100800">
          <text:deletion>
            <office:change-info>
              <dc:creator>Juan Carlos Rubio Pineda</dc:creator>
              <dc:date>2015-09-24T14:54:00</dc:date>
            </office:change-info>
            <text:p text:style-name="P10"><text:span text:style-name="T3">3.0- </text:span></text:p>
          </text:deletion>
        </text:changed-region>
        <text:changed-region xml:id="ct181143272" text:id="ct181143272">
          <text:insertion>
            <office:change-info>
              <dc:creator>Juan Carlos Rubio Pineda</dc:creator>
              <dc:date>2015-09-24T14:54:00</dc:date>
            </office:change-info>
          </text:insertion>
        </text:changed-region>
        <text:changed-region xml:id="ct178678120" text:id="ct178678120">
          <text:deletion>
            <office:change-info>
              <dc:creator>Juan Carlos Rubio Pineda</dc:creator>
              <dc:date>2015-09-24T14:54:00</dc:date>
            </office:change-info>
            <text:list xml:id="list8095803577737473037" text:style-name="L2">
              <text:list-item>
                <text:list>
                  <text:list-item>
                    <text:p text:style-name="P11">, y la migración consistirá en:</text:p>
                  </text:list-item>
                  <text:list-item>
                    <text:p text:style-name="P12"><text:span text:style-name="T3">* </text:span></text:p>
                  </text:list-item>
                </text:list>
              </text:list-item>
            </text:list>
          </text:deletion>
        </text:changed-region>
        <text:changed-region xml:id="ct178678216" text:id="ct178678216">
          <text:insertion>
            <office:change-info>
              <dc:creator>Juan Carlos Rubio Pineda</dc:creator>
              <dc:date>2015-09-24T14:28:00</dc:date>
            </office:change-info>
          </text:insertion>
        </text:changed-region>
        <text:changed-region xml:id="ct181150304" text:id="ct181150304">
          <text:insertion>
            <office:change-info>
              <dc:creator>Juan Carlos Rubio Pineda</dc:creator>
              <dc:date>2015-09-24T14:29:00</dc:date>
            </office:change-info>
          </text:insertion>
        </text:changed-region>
        <text:changed-region xml:id="ct181150400" text:id="ct181150400">
          <text:insertion>
            <office:change-info>
              <dc:creator>Juan Carlos Rubio Pineda</dc:creator>
              <dc:date>2015-09-24T14:27:00</dc:date>
            </office:change-info>
          </text:insertion>
        </text:changed-region>
        <text:changed-region xml:id="ct181150496" text:id="ct181150496">
          <text:deletion>
            <office:change-info>
              <dc:creator>Juan Carlos Rubio Pineda</dc:creator>
              <dc:date>2015-09-24T14:27:00</dc:date>
            </office:change-info>
            <text:p text:style-name="P10"><text:span text:style-name="T6">C</text:span></text:p>
          </text:deletion>
        </text:changed-region>
        <text:changed-region xml:id="ct181152448" text:id="ct181152448">
          <text:insertion>
            <office:change-info>
              <dc:creator>Juan Carlos Rubio Pineda</dc:creator>
              <dc:date>2015-09-24T14:27:00</dc:date>
            </office:change-info>
          </text:insertion>
        </text:changed-region>
        <text:changed-region xml:id="ct178676864" text:id="ct178676864">
          <text:insertion>
            <office:change-info>
              <dc:creator>Juan Carlos Rubio Pineda</dc:creator>
              <dc:date>2015-09-24T14:27:00</dc:date>
            </office:change-info>
          </text:insertion>
        </text:changed-region>
        <text:changed-region xml:id="ct181159232" text:id="ct181159232">
          <text:insertion>
            <office:change-info>
              <dc:creator>Juan Carlos Rubio Pineda</dc:creator>
              <dc:date>2015-09-24T14:27:00</dc:date>
            </office:change-info>
          </text:insertion>
        </text:changed-region>
        <text:changed-region xml:id="ct181159688" text:id="ct181159688">
          <text:insertion>
            <office:change-info>
              <dc:creator>Juan Carlos Rubio Pineda</dc:creator>
              <dc:date>2015-09-24T14:28:00</dc:date>
            </office:change-info>
          </text:insertion>
        </text:changed-region>
        <text:changed-region xml:id="ct181159784" text:id="ct181159784">
          <text:deletion>
            <office:change-info>
              <dc:creator>Juan Carlos Rubio Pineda</dc:creator>
              <dc:date>2015-09-24T14:28:00</dc:date>
            </office:change-info>
            <text:p text:style-name="P10"><text:span text:style-name="T6"><text:s/>igual a la que existe actualmente en la rama antigua, pero cambiando el sufijo. </text:span></text:p>
          </text:deletion>
        </text:changed-region>
        <text:changed-region xml:id="ct181160224" text:id="ct181160224">
          <text:insertion>
            <office:change-info>
              <dc:creator>Juan Carlos Rubio Pineda</dc:creator>
              <dc:date>2015-09-24T14:28:00</dc:date>
            </office:change-info>
          </text:insertion>
        </text:changed-region>
        <text:changed-region xml:id="ct181161104" text:id="ct181161104">
          <text:insertion>
            <office:change-info>
              <dc:creator>Juan Carlos Rubio Pineda</dc:creator>
              <dc:date>2015-09-24T14:28:00</dc:date>
            </office:change-info>
          </text:insertion>
        </text:changed-region>
        <text:changed-region xml:id="ct181161216" text:id="ct181161216">
          <text:deletion>
            <office:change-info>
              <dc:creator>Juan Carlos Rubio Pineda</dc:creator>
              <dc:date>2015-09-24T14:28:00</dc:date>
            </office:change-info>
            <text:p text:style-name="P10"><text:span text:style-name="T6">e</text:span></text:p>
          </text:deletion>
        </text:changed-region>
        <text:changed-region xml:id="ct181161712" text:id="ct181161712">
          <text:insertion>
            <office:change-info>
              <dc:creator>Juan Carlos Rubio Pineda</dc:creator>
              <dc:date>2015-09-24T14:28:00</dc:date>
            </office:change-info>
          </text:insertion>
        </text:changed-region>
        <text:changed-region xml:id="ct177664328" text:id="ct177664328">
          <text:deletion>
            <office:change-info>
              <dc:creator>Juan Carlos Rubio Pineda</dc:creator>
              <dc:date>2015-09-25T09:35:00</dc:date>
            </office:change-info>
            <text:p text:style-name="P10"><text:span text:style-name="T3">de la circunstancia </text:span></text:p>
          </text:deletion>
        </text:changed-region>
        <text:changed-region xml:id="ct181117592" text:id="ct181117592">
          <text:insertion>
            <office:change-info>
              <dc:creator>Juan Carlos Rubio Pineda</dc:creator>
              <dc:date>2015-09-24T14:54:00</dc:date>
            </office:change-info>
          </text:insertion>
        </text:changed-region>
        <text:changed-region xml:id="ct181117288" text:id="ct181117288">
          <text:deletion>
            <office:change-info>
              <dc:creator>Juan Carlos Rubio Pineda</dc:creator>
              <dc:date>2015-09-24T14:54:00</dc:date>
            </office:change-info>
            <text:list xml:id="list1374053181" text:continue-numbering="true" text:style-name="L2">
              <text:list-item>
                <text:list>
                  <text:list-item>
                    <text:list>
                      <text:list-item>
                        <text:p text:style-name="P12"><text:span text:style-name="T8"/></text:p>
                      </text:list-item>
                      <text:list-item>
                        <text:p text:style-name="P12"><text:span text:style-name="T8"/></text:p>
                      </text:list-item>
                    </text:list>
                  </text:list-item>
                </text:list>
              </text:list-item>
            </text:list>
          </text:deletion>
        </text:changed-region>
        <text:changed-region xml:id="ct181109504" text:id="ct181109504">
          <text:insertion>
            <office:change-info>
              <dc:creator>Juan Carlos Rubio Pineda</dc:creator>
              <dc:date>2015-09-24T14:31:00</dc:date>
            </office:change-info>
          </text:insertion>
        </text:changed-region>
        <text:changed-region xml:id="ct181104224" text:id="ct181104224">
          <text:deletion>
            <office:change-info>
              <dc:creator>Juan Carlos Rubio Pineda</dc:creator>
              <dc:date>2015-09-24T14:49:00</dc:date>
            </office:change-info>
            <text:p text:style-name="P10"><text:span text:style-name="T8">a nueva cuenta conservará los correos antiguos y a la vez </text:span></text:p>
          </text:deletion>
        </text:changed-region>
        <text:changed-region xml:id="ct181112320" text:id="ct181112320">
          <text:deletion>
            <office:change-info>
              <dc:creator>Juan Carlos Rubio Pineda</dc:creator>
              <dc:date>2015-09-24T14:31:00</dc:date>
            </office:change-info>
            <text:p text:style-name="P10"><text:span text:style-name="T8">De esta forma l</text:span></text:p>
          </text:deletion>
        </text:changed-region>
        <text:changed-region xml:id="ct181104040" text:id="ct181104040">
          <text:insertion>
            <office:change-info>
              <dc:creator>Juan Carlos Rubio Pineda</dc:creator>
              <dc:date>2015-09-24T14:49:00</dc:date>
            </office:change-info>
          </text:insertion>
        </text:changed-region>
        <text:changed-region xml:id="ct181142832" text:id="ct181142832">
          <text:deletion>
            <office:change-info>
              <dc:creator>Juan Carlos Rubio Pineda</dc:creator>
              <dc:date>2015-09-24T14:49:00</dc:date>
            </office:change-info>
            <text:p text:style-name="P10"><text:span text:style-name="T9">el correo </text:span></text:p>
          </text:deletion>
        </text:changed-region>
        <text:changed-region xml:id="ct181118584" text:id="ct181118584">
          <text:insertion>
            <office:change-info>
              <dc:creator>Juan Carlos Rubio Pineda</dc:creator>
              <dc:date>2015-09-24T14:54:00</dc:date>
            </office:change-info>
          </text:insertion>
        </text:changed-region>
        <text:changed-region xml:id="ct181118936" text:id="ct181118936">
          <text:insertion>
            <office:change-info>
              <dc:creator>Juan Carlos Rubio Pineda</dc:creator>
              <dc:date>2015-09-24T14:49:00</dc:date>
            </office:change-info>
          </text:insertion>
        </text:changed-region>
        <text:changed-region xml:id="ct181117072" text:id="ct181117072">
          <text:insertion>
            <office:change-info>
              <dc:creator>Juan Carlos Rubio Pineda</dc:creator>
              <dc:date>2015-09-24T14:50:00</dc:date>
            </office:change-info>
          </text:insertion>
        </text:changed-region>
        <text:changed-region xml:id="ct180904216" text:id="ct180904216">
          <text:insertion>
            <office:change-info>
              <dc:creator>Juan Carlos Rubio Pineda</dc:creator>
              <dc:date>2015-09-25T09:37:00</dc:date>
            </office:change-info>
          </text:insertion>
        </text:changed-region>
        <text:changed-region xml:id="ct181165592" text:id="ct181165592">
          <text:insertion>
            <office:change-info>
              <dc:creator>Juan Carlos Rubio Pineda</dc:creator>
              <dc:date>2015-09-24T14:54:00</dc:date>
            </office:change-info>
          </text:insertion>
        </text:changed-region>
        <text:changed-region xml:id="ct181117952" text:id="ct181117952">
          <text:deletion>
            <office:change-info>
              <dc:creator>Juan Carlos Rubio Pineda</dc:creator>
              <dc:date>2015-09-24T14:54:00</dc:date>
            </office:change-info>
            <text:list xml:id="list1392939632" text:continue-numbering="true" text:style-name="L2">
              <text:list-item>
                <text:list>
                  <text:list-item>
                    <text:list>
                      <text:list-item>
                        <text:p text:style-name="P13"/>
                      </text:list-item>
                      <text:list-item>
                        <text:p text:style-name="P13"/>
                      </text:list-item>
                    </text:list>
                  </text:list-item>
                </text:list>
              </text:list-item>
            </text:list>
          </text:deletion>
        </text:changed-region>
        <text:changed-region xml:id="ct181514656" text:id="ct181514656">
          <text:deletion>
            <office:change-info>
              <dc:creator>Juan Carlos Rubio Pineda</dc:creator>
              <dc:date>2015-09-25T08:53:00</dc:date>
            </office:change-info>
            <text:p text:style-name="P14"><text:span text:style-name="T10">6</text:span></text:p>
          </text:deletion>
        </text:changed-region>
        <text:changed-region xml:id="ct182811992" text:id="ct182811992">
          <text:insertion>
            <office:change-info>
              <dc:creator>Juan Carlos Rubio Pineda</dc:creator>
              <dc:date>2015-09-25T08:54:00</dc:date>
            </office:change-info>
          </text:insertion>
        </text:changed-region>
        <text:changed-region xml:id="ct181756952" text:id="ct181756952">
          <text:format-change>
            <office:change-info>
              <dc:creator>Juan Carlos Rubio Pineda</dc:creator>
              <dc:date>2015-09-25T08:53:00</dc:date>
            </office:change-info>
          </text:format-change>
        </text:changed-region>
        <text:changed-region xml:id="ct181159328" text:id="ct181159328">
          <text:insertion>
            <office:change-info>
              <dc:creator>Juan Carlos Rubio Pineda</dc:creator>
              <dc:date>2015-09-24T14:54:00</dc:date>
            </office:change-info>
          </text:insertion>
        </text:changed-region>
        <text:changed-region xml:id="ct181159488" text:id="ct181159488">
          <text:deletion>
            <office:change-info>
              <dc:creator>Juan Carlos Rubio Pineda</dc:creator>
              <dc:date>2015-09-24T14:54:00</dc:date>
            </office:change-info>
            <text:list xml:id="list943286894" text:continue-numbering="true" text:style-name="L2">
              <text:list-item>
                <text:list>
                  <text:list-item>
                    <text:p text:style-name="P12"><text:span text:style-name="T8"/></text:p>
                  </text:list-item>
                  <text:list-item>
                    <text:p text:style-name="P12"><text:span text:style-name="T8"/></text:p>
                  </text:list-item>
                </text:list>
              </text:list-item>
            </text:list>
          </text:deletion>
        </text:changed-region>
        <text:changed-region xml:id="ct181164888" text:id="ct181164888">
          <text:insertion>
            <office:change-info>
              <dc:creator>Juan Carlos Rubio Pineda</dc:creator>
              <dc:date>2015-09-24T14:29:00</dc:date>
            </office:change-info>
          </text:insertion>
        </text:changed-region>
        <text:changed-region xml:id="ct181164984" text:id="ct181164984">
          <text:insertion>
            <office:change-info>
              <dc:creator>Juan Carlos Rubio Pineda</dc:creator>
              <dc:date>2015-09-24T14:54:00</dc:date>
            </office:change-info>
          </text:insertion>
        </text:changed-region>
        <text:changed-region xml:id="ct181165080" text:id="ct181165080">
          <text:deletion>
            <office:change-info>
              <dc:creator>Juan Carlos Rubio Pineda</dc:creator>
              <dc:date>2015-09-24T14:52:00</dc:date>
            </office:change-info>
            <text:p text:style-name="P15">El inconveniente de esta opción, es que aquellos usuarios que no se les reconfigure el correo accederán a un buzón vacío (el antiguo), al que no llegarán correos nuevos. Para minimizar este inconveniente, <text:span text:style-name="T10">recomendamos</text:span> realizar esta migración por<text:span text:style-name="T10"> bloques de usuarios</text:span>. Estos bloques serán de 50 o más usuarios, dado que paquetes más pequeños aumentaría sustancialmente la gestión en los servidores.</text:p>
          </text:deletion>
        </text:changed-region>
        <text:changed-region xml:id="ct181112480" text:id="ct181112480">
          <text:insertion>
            <office:change-info>
              <dc:creator>Juan Carlos Rubio Pineda</dc:creator>
              <dc:date>2015-09-24T14:54:00</dc:date>
            </office:change-info>
          </text:insertion>
        </text:changed-region>
        <text:changed-region xml:id="ct181125448" text:id="ct181125448">
          <text:deletion>
            <office:change-info>
              <dc:creator>Juan Carlos Rubio Pineda</dc:creator>
              <dc:date>2015-09-24T14:55:00</dc:date>
            </office:change-info>
            <text:p text:style-name="Quotations"><text:span text:style-name="T3">3.1- Unos días previos a la migración de las mismas, se proporciona <text:s/>listado de cuentas genéricas al organismo para su depuración (es decir, para que borren las que ya no estén en uso).</text:span><text:line-break/><text:line-break/><text:span text:style-name="T3">3.2- </text:span></text:p>
          </text:deletion>
        </text:changed-region>
        <text:changed-region xml:id="ct181112576" text:id="ct181112576">
          <text:deletion>
            <office:change-info>
              <dc:creator>Juan Carlos Rubio Pineda</dc:creator>
              <dc:date>2015-09-24T14:55:00</dc:date>
            </office:change-info>
            <text:p text:style-name="Quotations"><text:span text:style-name="T3"><text:s/></text:span></text:p>
          </text:deletion>
        </text:changed-region>
        <text:changed-region xml:id="ct181160768" text:id="ct181160768">
          <text:insertion>
            <office:change-info>
              <dc:creator>Juan Carlos Rubio Pineda</dc:creator>
              <dc:date>2015-09-24T14:55:00</dc:date>
            </office:change-info>
          </text:insertion>
        </text:changed-region>
        <text:changed-region xml:id="ct181160864" text:id="ct181160864">
          <text:deletion>
            <office:change-info>
              <dc:creator>Juan Carlos Rubio Pineda</dc:creator>
              <dc:date>2015-09-24T14:55:00</dc:date>
            </office:change-info>
            <text:p text:style-name="Quotations"><text:span text:style-name="T3">en ldif </text:span></text:p>
          </text:deletion>
        </text:changed-region>
        <text:changed-region xml:id="ct181160960" text:id="ct181160960">
          <text:deletion>
            <office:change-info>
              <dc:creator>Juan Carlos Rubio Pineda</dc:creator>
              <dc:date>2015-09-24T14:55:00</dc:date>
            </office:change-info>
            <text:p text:style-name="Quotations"><text:span text:style-name="T3">r</text:span></text:p>
          </text:deletion>
        </text:changed-region>
        <text:changed-region xml:id="ct181160648" text:id="ct181160648">
          <text:insertion>
            <office:change-info>
              <dc:creator>Juan Carlos Rubio Pineda</dc:creator>
              <dc:date>2015-09-24T14:55:00</dc:date>
            </office:change-info>
          </text:insertion>
        </text:changed-region>
        <text:changed-region xml:id="ct181162464" text:id="ct181162464">
          <text:insertion>
            <office:change-info>
              <dc:creator>Juan Carlos Rubio Pineda</dc:creator>
              <dc:date>2015-09-24T14:55:00</dc:date>
            </office:change-info>
          </text:insertion>
        </text:changed-region>
        <text:changed-region xml:id="ct181163304" text:id="ct181163304">
          <text:insertion>
            <office:change-info>
              <dc:creator>Juan Carlos Rubio Pineda</dc:creator>
              <dc:date>2015-09-24T14:55:00</dc:date>
            </office:change-info>
          </text:insertion>
        </text:changed-region>
        <text:changed-region xml:id="ct181163400" text:id="ct181163400">
          <text:deletion>
            <office:change-info>
              <dc:creator>Juan Carlos Rubio Pineda</dc:creator>
              <dc:date>2015-09-24T14:55:00</dc:date>
            </office:change-info>
            <text:p text:style-name="Quotations"><text:span text:style-name="T11">en </text:span></text:p>
          </text:deletion>
        </text:changed-region>
        <text:changed-region xml:id="ct181163920" text:id="ct181163920">
          <text:deletion>
            <office:change-info>
              <dc:creator>Juan Carlos Rubio Pineda</dc:creator>
              <dc:date>2015-09-24T14:55:00</dc:date>
            </office:change-info>
            <text:p text:style-name="Quotations"><text:span text:style-name="T3">previamente </text:span></text:p>
          </text:deletion>
        </text:changed-region>
        <text:changed-region xml:id="ct-1376061272" text:id="ct-1376061272">
          <text:insertion>
            <office:change-info>
              <dc:creator>Juan Carlos Rubio Pineda</dc:creator>
              <dc:date>2015-09-25T09:41:00</dc:date>
            </office:change-info>
          </text:insertion>
        </text:changed-region>
        <text:changed-region xml:id="ct181128568" text:id="ct181128568">
          <text:insertion>
            <office:change-info>
              <dc:creator>Juan Carlos Rubio Pineda</dc:creator>
              <dc:date>2015-09-24T14:56:00</dc:date>
            </office:change-info>
          </text:insertion>
        </text:changed-region>
        <text:changed-region xml:id="ct181164512" text:id="ct181164512">
          <text:deletion>
            <office:change-info>
              <dc:creator>Juan Carlos Rubio Pineda</dc:creator>
              <dc:date>2015-09-24T14:56:00</dc:date>
            </office:change-info>
            <text:p text:style-name="P16"><text:span text:style-name="T3"><text:s/></text:span></text:p>
          </text:deletion>
        </text:changed-region>
        <text:changed-region xml:id="ct181127736" text:id="ct181127736">
          <text:deletion>
            <office:change-info>
              <dc:creator>Juan Carlos Rubio Pineda</dc:creator>
              <dc:date>2015-09-24T14:56:00</dc:date>
            </office:change-info>
            <text:p text:style-name="P16"><text:span text:style-name="T3">tendrá el nuevo</text:span></text:p>
          </text:deletion>
        </text:changed-region>
        <text:changed-region xml:id="ct181166344" text:id="ct181166344">
          <text:insertion>
            <office:change-info>
              <dc:creator>Juan Carlos Rubio Pineda</dc:creator>
              <dc:date>2015-09-24T14:56:00</dc:date>
            </office:change-info>
          </text:insertion>
        </text:changed-region>
        <text:changed-region xml:id="ct-1376660600" text:id="ct-1376660600">
          <text:insertion>
            <office:change-info>
              <dc:creator>Juan Carlos Rubio Pineda</dc:creator>
              <dc:date>2015-09-25T08:55:00</dc:date>
            </office:change-info>
          </text:insertion>
        </text:changed-region>
        <text:changed-region xml:id="ct181129016" text:id="ct181129016">
          <text:deletion>
            <office:change-info>
              <dc:creator>Juan Carlos Rubio Pineda</dc:creator>
              <dc:date>2015-09-24T14:56:00</dc:date>
            </office:change-info>
            <text:p text:style-name="P16"><text:span text:style-name="T3">Y l</text:span></text:p>
          </text:deletion>
        </text:changed-region>
        <text:changed-region xml:id="ct181162944" text:id="ct181162944">
          <text:insertion>
            <office:change-info>
              <dc:creator>Juan Carlos Rubio Pineda</dc:creator>
              <dc:date>2015-09-24T14:56:00</dc:date>
            </office:change-info>
          </text:insertion>
        </text:changed-region>
        <text:changed-region xml:id="ct178034832" text:id="ct178034832">
          <text:deletion>
            <office:change-info>
              <dc:creator>Juan Carlos Rubio Pineda</dc:creator>
              <dc:date>2015-09-25T09:27:00</dc:date>
            </office:change-info>
            <text:p text:style-name="P16"><text:span text:style-name="T3">general </text:span></text:p>
          </text:deletion>
        </text:changed-region>
        <text:changed-region xml:id="ct178325544" text:id="ct178325544">
          <text:insertion>
            <office:change-info>
              <dc:creator>Juan Carlos Rubio Pineda</dc:creator>
              <dc:date>2015-09-25T09:27:00</dc:date>
            </office:change-info>
          </text:insertion>
        </text:changed-region>
        <text:changed-region xml:id="ct181161544" text:id="ct181161544">
          <text:deletion>
            <office:change-info>
              <dc:creator>Juan Carlos Rubio Pineda</dc:creator>
              <dc:date>2015-09-24T14:56:00</dc:date>
            </office:change-info>
            <text:p text:style-name="P16"><text:span text:style-name="T3">borren </text:span></text:p>
          </text:deletion>
        </text:changed-region>
        <text:changed-region xml:id="ct181163704" text:id="ct181163704">
          <text:insertion>
            <office:change-info>
              <dc:creator>Juan Carlos Rubio Pineda</dc:creator>
              <dc:date>2015-09-24T14:56:00</dc:date>
            </office:change-info>
          </text:insertion>
        </text:changed-region>
        <text:changed-region xml:id="ct-1376641264" text:id="ct-1376641264">
          <text:insertion>
            <office:change-info>
              <dc:creator>Juan Carlos Rubio Pineda</dc:creator>
              <dc:date>2015-09-25T09:42:00</dc:date>
            </office:change-info>
          </text:insertion>
        </text:changed-region>
        <text:changed-region xml:id="ct181162320" text:id="ct181162320">
          <text:deletion>
            <office:change-info>
              <dc:creator>Juan Carlos Rubio Pineda</dc:creator>
              <dc:date>2015-09-24T14:57:00</dc:date>
            </office:change-info>
            <text:p text:style-name="P16"><text:span text:style-name="T3">en ldif </text:span></text:p>
          </text:deletion>
        </text:changed-region>
        <text:changed-region xml:id="ct181940872" text:id="ct181940872">
          <text:insertion>
            <office:change-info>
              <dc:creator>Juan Carlos Rubio Pineda</dc:creator>
              <dc:date>2015-09-25T08:50:00</dc:date>
            </office:change-info>
          </text:insertion>
        </text:changed-region>
        <text:changed-region xml:id="ct181129200" text:id="ct181129200">
          <text:deletion>
            <office:change-info>
              <dc:creator>Juan Carlos Rubio Pineda</dc:creator>
              <dc:date>2015-09-24T14:57:00</dc:date>
            </office:change-info>
            <text:p text:style-name="P10"><text:span text:style-name="T3">  </text:span></text:p>
          </text:deletion>
        </text:changed-region>
        <text:changed-region xml:id="ct181126624" text:id="ct181126624">
          <text:deletion>
            <office:change-info>
              <dc:creator>Juan Carlos Rubio Pineda</dc:creator>
              <dc:date>2015-09-24T14:57:00</dc:date>
            </office:change-info>
            <text:p text:style-name="P10"><text:span text:style-name="T3"> </text:span></text:p>
          </text:deletion>
        </text:changed-region>
        <text:changed-region xml:id="ct181130360" text:id="ct181130360">
          <text:deletion>
            <office:change-info>
              <dc:creator>Juan Carlos Rubio Pineda</dc:creator>
              <dc:date>2015-09-24T14:57:00</dc:date>
            </office:change-info>
            <text:p text:style-name="P10"><text:span text:style-name="T12">SANDETEL </text:span></text:p>
          </text:deletion>
        </text:changed-region>
        <text:changed-region xml:id="ct181126408" text:id="ct181126408">
          <text:insertion>
            <office:change-info>
              <dc:creator>Juan Carlos Rubio Pineda</dc:creator>
              <dc:date>2015-09-24T14:57:00</dc:date>
            </office:change-info>
          </text:insertion>
        </text:changed-region>
        <text:changed-region xml:id="ct181126864" text:id="ct181126864">
          <text:deletion>
            <office:change-info>
              <dc:creator>Juan Carlos Rubio Pineda</dc:creator>
              <dc:date>2015-09-24T14:57:00</dc:date>
            </office:change-info>
            <text:p text:style-name="P10"><text:span text:style-name="T3">uia</text:span></text:p>
          </text:deletion>
        </text:changed-region>
        <text:changed-region xml:id="ct181161360" text:id="ct181161360">
          <text:insertion>
            <office:change-info>
              <dc:creator>Juan Carlos Rubio Pineda</dc:creator>
              <dc:date>2015-09-24T14:57:00</dc:date>
            </office:change-info>
          </text:insertion>
        </text:changed-region>
        <text:changed-region xml:id="ct181161888" text:id="ct181161888">
          <text:deletion>
            <office:change-info>
              <dc:creator>Juan Carlos Rubio Pineda</dc:creator>
              <dc:date>2015-09-24T14:57:00</dc:date>
            </office:change-info>
            <text:p text:style-name="P10"><text:span text:style-name="T3"> </text:span></text:p>
          </text:deletion>
        </text:changed-region>
        <text:changed-region xml:id="ct181163512" text:id="ct181163512">
          <text:insertion>
            <office:change-info>
              <dc:creator>Juan Carlos Rubio Pineda</dc:creator>
              <dc:date>2015-09-24T14:59:00</dc:date>
            </office:change-info>
          </text:insertion>
        </text:changed-region>
        <text:changed-region xml:id="ct181128248" text:id="ct181128248">
          <text:deletion>
            <office:change-info>
              <dc:creator>Juan Carlos Rubio Pineda</dc:creator>
              <dc:date>2015-09-24T14:58:00</dc:date>
            </office:change-info>
            <text:p text:style-name="P17"><text:span text:style-name="T3"><text:line-break/><text:line-break/>5.1 - Unos días previos a la migración de las mismas, se proporciona listado de usuarios Sirhus al organismo y confirmamos si el código en Sirhus se mantiene o cambia a alguno nuevo.</text:span></text:p>
          </text:deletion>
        </text:changed-region>
        <text:changed-region xml:id="ct181131584" text:id="ct181131584">
          <text:insertion>
            <office:change-info>
              <dc:creator>Juan Carlos Rubio Pineda</dc:creator>
              <dc:date>2015-09-24T14:59:00</dc:date>
            </office:change-info>
          </text:insertion>
        </text:changed-region>
        <text:changed-region xml:id="ct183839824" text:id="ct183839824">
          <text:insertion>
            <office:change-info>
              <dc:creator>Juan Carlos Rubio Pineda</dc:creator>
              <dc:date>2015-09-25T09:48:00</dc:date>
            </office:change-info>
          </text:insertion>
        </text:changed-region>
        <text:changed-region xml:id="ct183966840" text:id="ct183966840">
          <text:insertion>
            <office:change-info>
              <dc:creator>Juan Carlos Rubio Pineda</dc:creator>
              <dc:date>2015-09-25T09:46:00</dc:date>
            </office:change-info>
          </text:insertion>
        </text:changed-region>
        <text:changed-region xml:id="ct183993240" text:id="ct183993240">
          <text:deletion>
            <office:change-info>
              <dc:creator>Juan Carlos Rubio Pineda</dc:creator>
              <dc:date>2015-09-25T09:46:00</dc:date>
            </office:change-info>
            <text:p text:style-name="P17"><text:span text:style-name="T13">se desbloquea el suspenso mencionado y se hace una primera sincronización manual.</text:span></text:p>
          </text:deletion>
        </text:changed-region>
        <text:changed-region xml:id="ct183794088" text:id="ct183794088">
          <text:insertion>
            <office:change-info>
              <dc:creator>Juan Carlos Rubio Pineda</dc:creator>
              <dc:date>2015-09-25T09:47:00</dc:date>
            </office:change-info>
          </text:insertion>
        </text:changed-region>
        <text:changed-region xml:id="ct183960032" text:id="ct183960032">
          <text:insertion>
            <office:change-info>
              <dc:creator>Juan Carlos Rubio Pineda</dc:creator>
              <dc:date>2015-09-25T09:49:00</dc:date>
            </office:change-info>
          </text:insertion>
        </text:changed-region>
        <text:changed-region xml:id="ct183791608" text:id="ct183791608">
          <text:insertion>
            <office:change-info>
              <dc:creator>Juan Carlos Rubio Pineda</dc:creator>
              <dc:date>2015-09-25T09:48:00</dc:date>
            </office:change-info>
          </text:insertion>
        </text:changed-region>
        <text:changed-region xml:id="ct181126768" text:id="ct181126768">
          <text:insertion>
            <office:change-info>
              <dc:creator>Juan Carlos Rubio Pineda</dc:creator>
              <dc:date>2015-09-24T14:59:00</dc:date>
            </office:change-info>
          </text:insertion>
        </text:changed-region>
        <text:changed-region xml:id="ct181160320" text:id="ct181160320">
          <text:insertion>
            <office:change-info>
              <dc:creator>Juan Carlos Rubio Pineda</dc:creator>
              <dc:date>2015-09-24T15: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81135992"/>Procedimiento de migración de ramas del LDAP de correo corporativo.</text:h>
      <text:p text:style-name="P2"/>
      <text:p text:style-name="P2">El cambio masivo de usuarios de una rama del <text:change-start text:change-id="ct181137048"/><text:span text:style-name="T1">directorio </text:span><text:change-end text:change-id="ct181137048"/>LDAP <text:change-start text:change-id="ct181137496"/><text:span text:style-name="T1">de Correo Corporativo </text:span><text:change-end text:change-id="ct181137496"/>a otra, usualmente provocado por cambios organizativos o de nombres de las Consejerías, <text:change-start text:change-id="ct181138032"/><text:span text:style-name="T1">tiene una serie de implicaciones.</text:span><text:change-end text:change-id="ct181138032"/> <text:change text:change-id="ct181138128"/><text:change-start text:change-id="ct181138664"/><text:span text:style-name="T1">Estas instrucciones contienen información del proce</text:span><text:change-end text:change-id="ct181138664"/><text:change-start text:change-id="ct181139208"/><text:span text:style-name="T1">so, fases y consecuencias.</text:span><text:change-end text:change-id="ct181139208"/></text:p>
      <text:h text:style-name="P3" text:outline-level="2"><text:change-start text:change-id="ct180810192"/>Consideraciones previas al movimiento de cuentas entre ramas<text:change-end text:change-id="ct180810192"/><text:change text:change-id="ct180810288"/></text:h>
      <text:p text:style-name="P32"><text:change-start text:change-id="ct180928520"/></text:p>
      <text:p text:style-name="P4"><text:change-end text:change-id="ct180928520"/><text:change text:change-id="ct181084344"/><text:change-start text:change-id="ct181138352"/><text:span text:style-name="T1">El directorio de Correo Corporativo es utilizado también pa</text:span><text:change-end text:change-id="ct181138352"/><text:change-start text:change-id="ct181137328"/><text:span text:style-name="T1">ra atenticación de aplicaciones y </text:span><text:change-end text:change-id="ct181137328"/><text:change text:change-id="ct181137592"/><text:change-start text:change-id="ct181136720"/><text:span text:style-name="T1">la VPN.</text:span><text:change-end text:change-id="ct181136720"/></text:p>
      <text:list xml:id="list323907597747181053" text:style-name="L3">
        <text:list-item>
          <text:p text:style-name="P29"><text:change text:change-id="ct181086912"/><text:change text:change-id="ct181137864"/><text:change-start text:change-id="ct181141024"/><text:span text:style-name="T4">A</text:span><text:change-end text:change-id="ct181141024"/><text:change-start text:change-id="ct181141120"/><text:span text:style-name="T2">plicaciones</text:span><text:change-end text:change-id="ct181141120"/><text:span text:style-name="T3"> que usen el </text:span><text:change-start text:change-id="ct181142080"/><text:span text:style-name="T28">Directorio </text:span><text:change-end text:change-id="ct181142080"/><text:span text:style-name="T3">LDAP </text:span><text:change-start text:change-id="ct181143000"/><text:span text:style-name="T28">de Correo Corporativo </text:span><text:change-end text:change-id="ct181143000"/><text:span text:style-name="T3">para autenticarse</text:span><text:change text:change-id="ct181143712"/><text:change-start text:change-id="ct181144224"/><text:span text:style-name="T3">:</text:span><text:change-end text:change-id="ct181144224"/></text:p>
          <text:p text:style-name="P28">Hay que asegurarse que la autenticación de <text:change text:change-id="ct181143096"/><text:change-start text:change-id="ct181139760"/><text:span text:style-name="T1">aplicaciones</text:span><text:change-end text:change-id="ct181139760"/><text:change-start text:change-id="ct181145384"/><text:span text:style-name="T1"> </text:span><text:change-end text:change-id="ct181145384"/><text:change-start text:change-id="ct181145760"/><text:span text:style-name="T1">se comuniquen correctamente con el LDAP, independientemente de la rama en la que se encuentre el usuario para el que se pretende el proceso de autenticación. </text:span><text:change-end text:change-id="ct181145760"/><text:change text:change-id="ct181142640"/><text:change-start text:change-id="ct181142176"/><text:span text:style-name="T1">Pueden presentar problemas de autenticación </text:span><text:change-end text:change-id="ct181142176"/>aquellas aplicaciones que usen la validación en un s<text:change text:change-id="ct181142272"/><text:change-start text:change-id="ct181141248"/><text:span text:style-name="T1">ó</text:span><text:change-end text:change-id="ct181141248"/>lo paso, y que construyan el DN en base al nombre de la rama antigua.</text:p>
          <text:p text:style-name="P29"><text:span text:style-name="T3">Para evitar esta situación, y no tener que realizar modificaciones en las aplicaciones, recomendamos el uso de la </text:span><text:span text:style-name="T2">autenticación en </text:span><text:change-start text:change-id="ct181145480"/><text:span text:style-name="T4">dos</text:span><text:change-end text:change-id="ct181145480"/><text:change text:change-id="ct181142368"/><text:span text:style-name="T2"> pasos</text:span><text:span text:style-name="T3">. De esta forma </text:span><text:change text:change-id="ct181148520"/><text:change text:change-id="ct174520256"/><text:change text:change-id="ct181150656"/><text:change text:change-id="ct181507088"/><text:change-start text:change-id="ct177734520"/><text:span text:style-name="T5">en un primer paso, se buscaría con el </text:span><text:change-end text:change-id="ct177734520"/><text:change text:change-id="ct180891120"/><text:change-start text:change-id="ct182810640"/><text:span text:style-name="T5">U</text:span><text:change-end text:change-id="ct182810640"/><text:span text:style-name="T3">ID del usuario en todas las ramas del </text:span><text:change text:change-id="ct176060968"/><text:change-start text:change-id="ct177952648"/><text:span text:style-name="T5">directorio (c=es,o</text:span><text:change-end text:change-id="ct177952648"/><text:change-start text:change-id="ct178603024"/><text:span text:style-name="T5">=juntadeandalucia,o=empleados)</text:span><text:change-end text:change-id="ct178603024"/><text:span text:style-name="T3">,</text:span><text:change-start text:change-id="ct181369792"/><text:span text:style-name="T3"> </text:span><text:change-end text:change-id="ct181369792"/><text:span text:style-name="T3"><text:s/>y </text:span><text:change-start text:change-id="ct181151840"/><text:span text:style-name="T6">en un segundo paso, se utilizará </text:span><text:change-end text:change-id="ct181151840"/><text:change text:change-id="ct181151936"/><text:change-start text:change-id="ct181152352"/><text:span text:style-name="T6">el</text:span><text:change-end text:change-id="ct181152352"/><text:span text:style-name="T3"> DN </text:span><text:change-start text:change-id="ct181153112"/><text:span text:style-name="T6">localizado en la búsqueda </text:span><text:change-end text:change-id="ct181153112"/><text:change text:change-id="ct181153208"/><text:span text:style-name="T3">para la validación</text:span><text:change text:change-id="ct181153648"/><text:change-start text:change-id="ct181143568"/><text:span text:style-name="T3"> </text:span><text:span text:style-name="T6">con la contraseña </text:span><text:change-end text:change-id="ct181143568"/><text:change-start text:change-id="ct181154528"/><text:span text:style-name="T6">a comprobar.</text:span><text:change-end text:change-id="ct181154528"/></text:p>
        </text:list-item>
        <text:list-item>
          <text:p text:style-name="P27">VPN<text:change text:change-id="ct181095696"/></text:p>
          <text:p text:style-name="P28">La nueva organización puede conllevar cambios en las IPs asignadas a las VPNs de los organismos, lo cual podría llevar a la inoperatividad de estos accesos.</text:p>
          <text:p text:style-name="P28">A este respecto recomendamos ponerse en contacto con <text:span text:style-name="T10">RCJA</text:span> para determinar los posibles cambios. <text:change text:change-id="ct181095512"/></text:p>
        </text:list-item>
      </text:list>
      <text:p text:style-name="P2"/>
      <text:p text:style-name="P19">Procedimiento de migración:</text:p>
      <text:p text:style-name="P7"><text:span text:style-name="T3">1º. </text:span><text:span text:style-name="T2">Creación de nueva rama</text:span><text:span text:style-name="T3"> en el </text:span><text:change text:change-id="ct-1376337056"/><text:change-start text:change-id="ct180790744"/><text:span text:style-name="T35">dire</text:span><text:change-end text:change-id="ct180790744"/><text:change-start text:change-id="ct178206008"/><text:span text:style-name="T35">ctorio </text:span><text:change-end text:change-id="ct178206008"/><text:change-start text:change-id="ct178466640"/><text:span text:style-name="T7">de correo </text:span><text:change-end text:change-id="ct178466640"/><text:span text:style-name="T3">corporativo</text:span><text:change text:change-id="ct-1376018888"/><text:change text:change-id="ct176226496"/><text:change text:change-id="ct-1376559744"/><text:span text:style-name="T3">. </text:span><text:change-start text:change-id="ct181097944"/></text:p>
      <text:p text:style-name="P7"><text:span text:style-name="T6">La creación de la nueva rama responde habitualmente al acrónimo de la cons</text:span><text:change-end text:change-id="ct181097944"/><text:change-start text:change-id="ct181153504"/><text:span text:style-name="T6">ejería. Como además de ser usado como nombre de la rama, también se usa como sufijo de cuentas genéricas, dicho acrónimo debe ser </text:span><text:span text:style-name="T34">acordado con </text:span><text:span text:style-name="T6">el responsable de c</text:span><text:change-end text:change-id="ct181153504"/><text:change-start text:change-id="ct181096064"/><text:span text:style-name="T6">orreo en cada organismo/consejería afectado/a.</text:span><text:change-end text:change-id="ct181096064"/><text:line-break/><text:line-break/><text:span text:style-name="T3">2º. Migración de </text:span><text:span text:style-name="T2">cuentas externas</text:span><text:span text:style-name="T3">:</text:span></text:p>
      <text:list xml:id="list2017196719" text:continue-list="list1044578843" text:style-name="L1">
        <text:list-item>
          <text:p text:style-name="P9"><text:change-start text:change-id="ct181098048"/><text:span text:style-name="T6">Como mínimo dos días antes </text:span><text:change-end text:change-id="ct181098048"/><text:change-start text:change-id="ct181154432"/><text:span text:style-name="T6">de </text:span><text:span text:style-name="T3">la migración de las mismas, se proporciona el listado de cuentas externas al organismo para su depuración (</text:span><text:span text:style-name="T6">eliminación de cuentas </text:span><text:span text:style-name="T3">que ya no estén en uso).</text:span></text:p>
        </text:list-item>
        <text:list-item>
          <text:p text:style-name="P9"><text:change-end text:change-id="ct181154432"/><text:change text:change-id="ct181094936"/><text:change text:change-id="ct181097256"/><text:change text:change-id="ct181098976"/><text:span text:style-name="T3">Las cuentas externas se migran </text:span><text:change text:change-id="ct181141552"/><text:span text:style-name="T3">conservando todos lo</text:span><text:change text:change-id="ct181094440"/><text:change-start text:change-id="ct181151648"/><text:span text:style-name="T6">s</text:span><text:change-end text:change-id="ct181151648"/><text:span text:style-name="T3"> atributos del directorio salvo los relativos al cambio de rama.</text:span><text:change-start text:change-id="ct181099072"/></text:p>
        </text:list-item>
        <text:list-item>
          <text:p text:style-name="P9"><text:change-end text:change-id="ct181099072"/><text:change text:change-id="ct181153304"/><text:change text:change-id="ct181154624"/><text:span text:style-name="T3">El día acordado para la migración de las misma, se obtiene un listado de todas las cuentas externas de la rama actual y, previo backup</text:span><text:change text:change-id="ct181142736"/><text:span text:style-name="T3">, se migra a la nueva.</text:span></text:p>
        </text:list-item>
      </text:list>
      <text:p text:style-name="Text_20_body"><text:change-start text:change-id="ct181100688"/></text:p>
      <text:p text:style-name="Text_20_body"><text:change-end text:change-id="ct181100688"/><text:soft-page-break/><text:line-break/><text:span text:style-name="T3">3º. Migración de </text:span><text:span text:style-name="T2">cuentas genéricas</text:span><text:span text:style-name="T3">:</text:span></text:p>
      <text:list xml:id="list1806935112" text:continue-list="list943286894" text:style-name="L2">
        <text:list-item>
          <text:p text:style-name="P12"><text:change-start text:change-id="ct181097136"/><text:span text:style-name="T6">Como mínimo dos días antes de </text:span><text:span text:style-name="T3">la migración de las mismas, se proporciona el listado de cuentas </text:span><text:span text:style-name="T11">genéricas </text:span><text:span text:style-name="T3">al organismo, </text:span><text:span text:style-name="T11">agrupadas en bloques (volumen de movimientos en el directorio aconsejado por día).</text:span></text:p>
        </text:list-item>
        <text:list-item>
          <text:p text:style-name="P12"><text:change-end text:change-id="ct181097136"/><text:change text:change-id="ct181100800"/><text:span text:style-name="T3">Las cuentas genéricas tendrán un identificador diferente en la nueva rama</text:span><text:change-start text:change-id="ct181143272"/><text:span text:style-name="T3">. </text:span><text:span text:style-name="T11">Para la migración se dispone de dos opciones:</text:span></text:p>
          <text:list>
            <text:list-item>
              <text:p text:style-name="P12"><text:change-end text:change-id="ct181143272"/><text:change text:change-id="ct178678120"/><text:change-start text:change-id="ct178678216"/><text:span text:style-name="T6">OPCIÓN 1</text:span><text:change-end text:change-id="ct178678216"/><text:change-start text:change-id="ct181150304"/><text:span text:style-name="T6">: </text:span><text:change-end text:change-id="ct181150304"/><text:change-start text:change-id="ct181150400"/><text:span text:style-name="T6">Para cada cuenta de la lista, se procede a la </text:span><text:change-end text:change-id="ct181150400"/><text:change text:change-id="ct181150496"/><text:change-start text:change-id="ct181152448"/><text:span text:style-name="T6">c</text:span><text:change-end text:change-id="ct181152448"/><text:span text:style-name="T3">reación de </text:span><text:change-start text:change-id="ct178676864"/><text:span text:style-name="T6">una </text:span><text:change-end text:change-id="ct178676864"/><text:span text:style-name="T3">nueva cuenta en la nueva rama</text:span><text:change-start text:change-id="ct181159232"/><text:span text:style-name="T3">, </text:span><text:span text:style-name="T6">co</text:span><text:change-end text:change-id="ct181159232"/><text:change-start text:change-id="ct181159688"/><text:span text:style-name="T6">n el mismo identificador que la existente, pero sustituyendo el sufijo del acrónimo </text:span><text:span text:style-name="T37">antiguo </text:span><text:span text:style-name="T6">de la consejería u organismo por el nuevo.</text:span><text:change-end text:change-id="ct181159688"/><text:change text:change-id="ct181159784"/><text:change-start text:change-id="ct181160224"/><text:span text:style-name="T6"> </text:span><text:change-end text:change-id="ct181160224"/><text:span text:style-name="T3">A la cuenta nueva se le asignará </text:span><text:change-start text:change-id="ct181161104"/><text:span text:style-name="T6">un apuntador </text:span><text:change-end text:change-id="ct181161104"/><text:change text:change-id="ct181161216"/><text:change-start text:change-id="ct181161712"/><text:span text:style-name="T6">a</text:span><text:change-end text:change-id="ct181161712"/><text:span text:style-name="T3">l </text:span><text:span text:style-name="T2">buzón antiguo</text:span><text:span text:style-name="T3"> (con su contenido); mientras que a la cuenta antigua se le creará un buzón nuevo vacío con una </text:span><text:span text:style-name="T2">redirección de correo</text:span><text:span text:style-name="T3"> a la nueva cuenta y una </text:span><text:span text:style-name="T2">respuesta automática</text:span><text:span text:style-name="T3"> al remitente avisando </text:span><text:change text:change-id="ct177664328"/><text:span text:style-name="T3">del cambio. </text:span><text:change-start text:change-id="ct181117592"/></text:p>
              <text:list>
                <text:list-item>
                  <text:p text:style-name="P12"><text:change-end text:change-id="ct181117592"/><text:change text:change-id="ct181117288"/><text:change-start text:change-id="ct181109504"/><text:span text:style-name="T8">La ventaja de esta opción es que </text:span><text:change-end text:change-id="ct181109504"/><text:change text:change-id="ct181104224"/><text:change text:change-id="ct181112320"/><text:span text:style-name="T24">se avisará automáticamente del cambio a aquellos remitentes que sigan usando la dirección antigua, redirigiendo </text:span><text:change-start text:change-id="ct181104040"/><text:span text:style-name="T9">además los correos </text:span><text:change-end text:change-id="ct181104040"/><text:change text:change-id="ct181142832"/><text:span text:style-name="T24">a la nueva cuenta.</text:span><text:change-start text:change-id="ct181118584"/></text:p>
                </text:list-item>
                <text:list-item>
                  <text:p text:style-name="P12"><text:change-end text:change-id="ct181118584"/><text:change-start text:change-id="ct181118936"/><text:span text:style-name="T9">La desventaja es que desde el momento que se produzca el cambio, aquellos usuarios que tengan en sus clientes de correo el identificador de </text:span><text:change-end text:change-id="ct181118936"/><text:change-start text:change-id="ct181117072"/><text:span text:style-name="T9">la cuenta antigua, no tendrán visibles ninguno de los correos</text:span><text:change-end text:change-id="ct181117072"/><text:change-start text:change-id="ct180904216"/><text:span text:style-name="T9"> </text:span><text:span text:style-name="T27">ni se recibirán correos nuevos.</text:span><text:change-end text:change-id="ct180904216"/><text:change-start text:change-id="ct181165592"/></text:p>
                </text:list-item>
                <text:list-item>
                  <text:p text:style-name="P13"><text:change-end text:change-id="ct181165592"/><text:change text:change-id="ct181117952"/>A los <text:change text:change-id="ct181514656"/><text:change-start text:change-id="ct182811992"/><text:span text:style-name="T42">3</text:span><text:change-end text:change-id="ct182811992"/><text:change-start text:change-id="ct181756952"/><text:span text:style-name="T10"> meses </text:span><text:change-end text:change-id="ct181756952"/>de realizar esta operación se eliminará la cuenta antigua.<text:change-start text:change-id="ct181159328"/></text:p>
                </text:list-item>
              </text:list>
            </text:list-item>
            <text:list-item>
              <text:p text:style-name="P12"><text:change-end text:change-id="ct181159328"/><text:change text:change-id="ct181159488"/><text:change-start text:change-id="ct181164888"/><text:span text:style-name="T8">OPCIÓN 2: Para cada cuenta de la lista, se procede a la creación de una nueva cuenta en la nueva rama, con el mismo identificador que la existente, pero sustituyendo el sufijo del acrónimo </text:span><text:span text:style-name="T27">antiguo </text:span><text:span text:style-name="T8">de la consejería u organismo por el nuevo. </text:span><text:span text:style-name="T27">Las dos cuentas tendrán compartirán el</text:span><text:span text:style-name="T8"> mismo buzón.</text:span></text:p>
              <text:list>
                <text:list-item>
                  <text:p text:style-name="P12"><text:span text:style-name="T8">La </text:span><text:span text:style-name="T9">des</text:span><text:span text:style-name="T8">ventaja de esta opción es que </text:span><text:span text:style-name="T9">NO </text:span><text:span text:style-name="T24">se avisará automáticamente del cambio a aquellos remitentes que sigan usando la dirección antigua.</text:span></text:p>
                </text:list-item>
                <text:list-item>
                  <text:p text:style-name="P35">La ventaja es que desde el momento que se produzca el cambio, aquellos usuarios que tengan en sus clientes de correo el identificador de la cuenta antigua, seguirán teniendo todos los correos disponibles. <text:change-end text:change-id="ct181164888"/><text:change-start text:change-id="ct181164984"/></text:p>
                </text:list-item>
                <text:list-item>
                  <text:p text:style-name="P35"><text:change-end text:change-id="ct181164984"/><text:change text:change-id="ct181165080"/><text:change-start text:change-id="ct181112480"/>A los <text:span text:style-name="T42">3</text:span><text:span text:style-name="T41"> meses </text:span>de realizar esta operación se eliminará la cuenta antigua.<text:change-end text:change-id="ct181112480"/></text:p>
                </text:list-item>
              </text:list>
            </text:list-item>
          </text:list>
        </text:list-item>
        <text:list-item>
          <text:p text:style-name="P40"><text:change text:change-id="ct181125448"/><text:span text:style-name="T3">El día acordado para la migración de las misma, se obtiene un listado de todas las cuentas</text:span><text:change text:change-id="ct181112576"/><text:change-start text:change-id="ct181160768"/><text:span text:style-name="T3"> </text:span><text:change-end text:change-id="ct181160768"/><text:span text:style-name="T3">genéricas de la rama actual y, previo backup </text:span><text:change text:change-id="ct181160864"/><text:span text:style-name="T3">de la rama, se migra</text:span><text:change text:change-id="ct181160960"/><text:change-start text:change-id="ct181160648"/><text:span text:style-name="T3"> </text:span><text:span text:style-name="T11">el bloque de cuentas</text:span><text:change-end text:change-id="ct181160648"/><text:span text:style-name="T3"> a la nueva</text:span><text:change-start text:change-id="ct181162464"/><text:span text:style-name="T3"> </text:span><text:span text:style-name="T11">rama</text:span><text:change-end text:change-id="ct181162464"/><text:span text:style-name="T3">. Esta tarea se realizará </text:span><text:change-start text:change-id="ct181163304"/><text:span text:style-name="T11">hasta el fin de </text:span><text:change-end text:change-id="ct181163304"/><text:change text:change-id="ct181163400"/><text:span text:style-name="T3">los bloques </text:span><text:change text:change-id="ct181163920"/><text:span text:style-name="T3">acordados.</text:span></text:p>
        </text:list-item>
      </text:list>
      <text:p text:style-name="Text_20_body"><text:line-break/><text:span text:style-name="T3">4º. Migración de </text:span><text:span text:style-name="T2">listas</text:span><text:span text:style-name="T3">:</text:span></text:p>
      <text:p text:style-name="P16"><text:span text:style-name="T3">4.0 - Para cada lista en la antigua rama se crea una </text:span><text:change-start text:change-id="ct-1376061272"/><text:span text:style-name="T38">lista </text:span><text:change-end text:change-id="ct-1376061272"/><text:span text:style-name="T3">idéntica en la nueva rama, con el mismo identificador salvo el sufijo</text:span><text:change-start text:change-id="ct181128568"/><text:span text:style-name="T3">, </text:span><text:change-end text:change-id="ct181128568"/><text:change text:change-id="ct181164512"/><text:span text:style-name="T3">que </text:span><text:change text:change-id="ct181127736"/><text:change-start text:change-id="ct181166344"/><text:span text:style-name="T11">corresponderá al nuevo acrónimo que el organismo o consejería apruebe</text:span><text:change-end text:change-id="ct181166344"/><text:span text:style-name="T3">. </text:span><text:change-start text:change-id="ct-1376660600"/></text:p>
      <text:p text:style-name="P16"><text:change-end text:change-id="ct-1376660600"/><text:change text:change-id="ct181129016"/><text:change-start text:change-id="ct181162944"/><text:span text:style-name="T11">L</text:span><text:change-end text:change-id="ct181162944"/><text:span text:style-name="T3">a actual lista en la rama antigua se transforma en una cuenta genérica en la rama </text:span><text:change text:change-id="ct178034832"/><text:change-start text:change-id="ct178325544"/><text:span text:style-name="T36">antigua </text:span><text:change-end text:change-id="ct178325544"/><text:span text:style-name="T3">con una respuesta automática avisando del cambio y un reenvío del correo a la nueva lista. </text:span><text:line-break/><text:line-break/><text:span text:style-name="T3">4.1. - Unos días previos a la migración de las mismas, se proporciona el listado de listas al organismo para su depuración (es decir, para que </text:span><text:change text:change-id="ct181161544"/><text:change-start text:change-id="ct181163704"/><text:span text:style-name="T11">eliminen </text:span><text:change-end text:change-id="ct181163704"/><text:span text:style-name="T3">las que ya no estén en uso).</text:span><text:line-break/><text:line-break/><text:span text:style-name="T3">4.2. - El día acordado para la migración de las misma</text:span><text:change-start text:change-id="ct-1376641264"/><text:span text:style-name="T38">s</text:span><text:change-end text:change-id="ct-1376641264"/><text:span text:style-name="T3">, se obtiene un listado de todas las listas de la rama </text:span><text:soft-page-break/><text:span text:style-name="T3">actual y, previo backup </text:span><text:change text:change-id="ct181162320"/><text:span text:style-name="T3">de la rama, se migra a la nueva por el procedimiento citado. </text:span><text:change-start text:change-id="ct181940872"/></text:p>
      <text:p text:style-name="P42"><text:span text:style-name="T30">4.3.-Al cabo de </text:span><text:span text:style-name="T20">3</text:span><text:span text:style-name="T19"> meses</text:span><text:span text:style-name="T30">, se elimina la cuenta correspondiente a la lista antigua.</text:span><text:change-end text:change-id="ct181940872"/></text:p>
      <text:p text:style-name="Text_20_body"><text:line-break/><text:span text:style-name="T3">5º. - Migración del personal de </text:span><text:span text:style-name="T2">Sirhus</text:span></text:p>
      <text:p text:style-name="P10"><text:span text:style-name="T3">5.0 - La aplicación que sincroniza Sirhus con el directorio corporativo calcula la rama en la que tiene que crear la entrada de un usuario en función del código del centro de destino que tenga en Sirhus el mismo.</text:span><text:change text:change-id="ct181129200"/><text:span text:style-name="T3"> Cuando se produce un cambio de Consejería, Sirhus vincula los centros de destino de la Consejería antigua a la nueva.</text:span><text:change text:change-id="ct181126624"/><text:span text:style-name="T3"> La aplicación de sincronización está preparada para trasladar de forma automática a los usuarios a las nuevas ramas, creadas con la denominación de la nueva Consejería, una vez que se detecta el cambio. </text:span><text:span text:style-name="T12">Sin embargo, hasta que la Consejería confirme que sus aplicaciones están preparadas para validar contra la nueva rama, </text:span><text:change text:change-id="ct181130360"/><text:change-start text:change-id="ct181126408"/><text:span text:style-name="T21">se </text:span><text:change-end text:change-id="ct181126408"/><text:span text:style-name="T12">dejará la actualización de los usuarios en suspenso.</text:span> <text:span text:style-name="T3">Además, para aquellas Consejerías con usuarios en G</text:span><text:change text:change-id="ct181126864"/><text:change-start text:change-id="ct181161360"/><text:span text:style-name="T11">UIA</text:span><text:change-end text:change-id="ct181161360"/><text:span text:style-name="T3">, corresponde a este sistema el traslado de los mismos</text:span><text:change text:change-id="ct181161888"/><text:span text:style-name="T3"> a la nueva rama.</text:span><text:change-start text:change-id="ct181163512"/></text:p>
      <text:p text:style-name="P17"><text:change-end text:change-id="ct181163512"/><text:change text:change-id="ct181128248"/><text:change-start text:change-id="ct181131584"/><text:span text:style-name="T3">5.1 – </text:span><text:span text:style-name="T11">Como mínimo dos días </text:span><text:span text:style-name="T3">previos a la migración se proporciona listado de usuarios Sirhus </text:span><text:span text:style-name="T29">organizados en bloques </text:span><text:span text:style-name="T3">al organismo y confirmamos si el código en Sirhus se mantiene o cambia a alguno nuevo.</text:span><text:change-end text:change-id="ct181131584"/><text:line-break/><text:line-break/><text:span text:style-name="T3">5.2- El día acordado para la migración de las cuentas de Sirhus, </text:span><text:change-start text:change-id="ct183839824"/><text:span text:style-name="T13">se </text:span><text:change-end text:change-id="ct183839824"/><text:change-start text:change-id="ct183966840"/><text:span text:style-name="T13">sincroniza manualmente el bloque de cuentas a procesar</text:span><text:change-end text:change-id="ct183966840"/><text:change text:change-id="ct183993240"/><text:change-start text:change-id="ct183794088"/><text:span text:style-name="T13">, y </text:span><text:change-end text:change-id="ct183794088"/><text:change-start text:change-id="ct183960032"/><text:span text:style-name="T13">se mueven </text:span><text:change-end text:change-id="ct183960032"/><text:change-start text:change-id="ct183791608"/><text:span text:style-name="T13">a la nueva rama.</text:span><text:change-end text:change-id="ct183791608"/><text:change-start text:change-id="ct181126768"/></text:p>
      <text:p text:style-name="P23"><text:span text:style-name="T29">5.3.-</text:span><text:span text:style-name="T13">Se repite el proceso </text:span><text:span text:style-name="T29">hasta la finalizaci</text:span><text:change-end text:change-id="ct181126768"/><text:change-start text:change-id="ct181160320"/><text:span text:style-name="T29">ón </text:span><text:span text:style-name="T13">de todos los bloques de cuentas</text:span><text:span text:style-name="T29">.</text:span></text:p>
      <text:p text:style-name="P38">5.4.-Se reanuda la aplicación de sincronización de SIRhUS con el directorio LDAP de Correo Corporativo.<text:change-end text:change-id="ct1811603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Garcia</meta:initial-creator>
    <meta:creation-date>2015-09-18T08:49:27</meta:creation-date>
    <meta:printed-by>Juan Carlos Rubio Pineda</meta:printed-by>
    <meta:print-date>2015-09-25T08:56:29</meta:print-date>
    <dc:date>2015-09-25T09:49:17</dc:date>
    <dc:creator>Juan Carlos Rubio Pineda</dc:creator>
    <meta:editing-duration>PT7H24M37S</meta:editing-duration>
    <meta:editing-cycles>28</meta:editing-cycles>
    <meta:generator>LibreOffice/4.0.3.3$Linux_x86 LibreOffice_project/0eaa50a932c8f2199a615e1eb30f7ac74279539</meta:generator>
    <meta:document-statistic meta:table-count="0" meta:image-count="0" meta:object-count="0" meta:page-count="3" meta:paragraph-count="37" meta:word-count="1202" meta:character-count="7098" meta:non-whitespace-character-count="5933"/>
  </office:meta>
</office:document-meta>
</file>